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4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6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8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8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ext-properties fo: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3071340" table:style-name="ce5">
            <text:p>3.071.340</text:p>
          </table:table-cell>
          <table:table-cell office:value-type="float" office:value="447000" table:style-name="ce5">
            <text:p>447.000</text:p>
          </table:table-cell>
          <table:table-cell office:value-type="float" office:value="1054200" table:style-name="ce5">
            <text:p>1.054.200</text:p>
          </table:table-cell>
          <table:table-cell office:value-type="float" office:value="102800" table:style-name="ce5">
            <text:p>102.800</text:p>
          </table:table-cell>
          <table:table-cell office:value-type="float" office:value="4675340" table:style-name="ce6">
            <text:p>4.675.340</text:p>
          </table:table-cell>
          <table:table-cell office:value-type="float" office:value="4511820" table:style-name="ce6">
            <text:p>4.511.820</text:p>
          </table:table-cell>
          <table:table-cell office:value-type="percentage" office:value="0.9650250035291551" table:style-name="ce7">
            <text:p>96,5%</text:p>
          </table:table-cell>
          <table:table-cell office:value-type="float" office:value="3066680" table:style-name="ce5">
            <text:p>3.066.680</text:p>
          </table:table-cell>
          <table:table-cell office:value-type="float" office:value="1495696" table:style-name="ce5">
            <text:p>1.495.696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592335" table:style-name="ce5">
            <text:p>592.335</text:p>
          </table:table-cell>
          <table:table-cell office:value-type="float" office:value="84500" table:style-name="ce5">
            <text:p>84.500</text:p>
          </table:table-cell>
          <table:table-cell office:value-type="float" office:value="165600" table:style-name="ce5">
            <text:p>165.600</text:p>
          </table:table-cell>
          <table:table-cell office:value-type="float" office:value="16000" table:style-name="ce5">
            <text:p>16.000</text:p>
          </table:table-cell>
          <table:table-cell office:value-type="float" office:value="858435" table:style-name="ce6">
            <text:p>858.435</text:p>
          </table:table-cell>
          <table:table-cell office:value-type="float" office:value="817978" table:style-name="ce6">
            <text:p>817.978</text:p>
          </table:table-cell>
          <table:table-cell office:value-type="percentage" office:value="0.95287121331259794" table:style-name="ce7">
            <text:p>95,3%</text:p>
          </table:table-cell>
          <table:table-cell office:value-type="float" office:value="536746" table:style-name="ce5">
            <text:p>536.746</text:p>
          </table:table-cell>
          <table:table-cell office:value-type="float" office:value="290875" table:style-name="ce5">
            <text:p>290.875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539105" table:style-name="ce5">
            <text:p>539.105</text:p>
          </table:table-cell>
          <table:table-cell office:value-type="float" office:value="73600" table:style-name="ce5">
            <text:p>73.600</text:p>
          </table:table-cell>
          <table:table-cell office:value-type="float" office:value="127000" table:style-name="ce5">
            <text:p>127.000</text:p>
          </table:table-cell>
          <table:table-cell office:value-type="float" office:value="12400" table:style-name="ce5">
            <text:p>12.400</text:p>
          </table:table-cell>
          <table:table-cell office:value-type="float" office:value="752105" table:style-name="ce6">
            <text:p>752.105</text:p>
          </table:table-cell>
          <table:table-cell office:value-type="float" office:value="739208" table:style-name="ce6">
            <text:p>739.208</text:p>
          </table:table-cell>
          <table:table-cell office:value-type="percentage" office:value="0.98285212835973701" table:style-name="ce7">
            <text:p>98,3%</text:p>
          </table:table-cell>
          <table:table-cell office:value-type="float" office:value="479092" table:style-name="ce5">
            <text:p>479.092</text:p>
          </table:table-cell>
          <table:table-cell office:value-type="float" office:value="268966" table:style-name="ce5">
            <text:p>268.966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366570" table:style-name="ce5">
            <text:p>366.570</text:p>
          </table:table-cell>
          <table:table-cell office:value-type="float" office:value="54800" table:style-name="ce5">
            <text:p>54.800</text:p>
          </table:table-cell>
          <table:table-cell office:value-type="float" office:value="145800" table:style-name="ce5">
            <text:p>145.800</text:p>
          </table:table-cell>
          <table:table-cell office:value-type="float" office:value="14200" table:style-name="ce5">
            <text:p>14.200</text:p>
          </table:table-cell>
          <table:table-cell office:value-type="float" office:value="581370" table:style-name="ce6">
            <text:p>581.370</text:p>
          </table:table-cell>
          <table:table-cell office:value-type="float" office:value="526320" table:style-name="ce6">
            <text:p>526.320</text:p>
          </table:table-cell>
          <table:table-cell office:value-type="percentage" office:value="0.90530987151039788" table:style-name="ce7">
            <text:p>90,5%</text:p>
          </table:table-cell>
          <table:table-cell office:value-type="float" office:value="375436" table:style-name="ce5">
            <text:p>375.436</text:p>
          </table:table-cell>
          <table:table-cell office:value-type="float" office:value="158651" table:style-name="ce5">
            <text:p>158.651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710160" table:style-name="ce5">
            <text:p>710.160</text:p>
          </table:table-cell>
          <table:table-cell office:value-type="float" office:value="104800" table:style-name="ce5">
            <text:p>104.800</text:p>
          </table:table-cell>
          <table:table-cell office:value-type="float" office:value="271000" table:style-name="ce5">
            <text:p>271.000</text:p>
          </table:table-cell>
          <table:table-cell office:value-type="float" office:value="26400" table:style-name="ce5">
            <text:p>26.400</text:p>
          </table:table-cell>
          <table:table-cell office:value-type="float" office:value="1112360" table:style-name="ce6">
            <text:p>1.112.360</text:p>
          </table:table-cell>
          <table:table-cell office:value-type="float" office:value="1016327" table:style-name="ce6">
            <text:p>1.016.327</text:p>
          </table:table-cell>
          <table:table-cell office:value-type="percentage" office:value="0.91366733791218668" table:style-name="ce7">
            <text:p>91,4%</text:p>
          </table:table-cell>
          <table:table-cell office:value-type="float" office:value="725598" table:style-name="ce5">
            <text:p>725.598</text:p>
          </table:table-cell>
          <table:table-cell office:value-type="float" office:value="314742" table:style-name="ce5">
            <text:p>314.742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262815" table:style-name="ce5">
            <text:p>262.815</text:p>
          </table:table-cell>
          <table:table-cell office:value-type="float" office:value="36900" table:style-name="ce5">
            <text:p>36.900</text:p>
          </table:table-cell>
          <table:table-cell office:value-type="float" office:value="72500" table:style-name="ce5">
            <text:p>72.500</text:p>
          </table:table-cell>
          <table:table-cell office:value-type="float" office:value="6950" table:style-name="ce5">
            <text:p>6.950</text:p>
          </table:table-cell>
          <table:table-cell office:value-type="float" office:value="379165" table:style-name="ce6">
            <text:p>379.165</text:p>
          </table:table-cell>
          <table:table-cell office:value-type="float" office:value="350769" table:style-name="ce6">
            <text:p>350.769</text:p>
          </table:table-cell>
          <table:table-cell office:value-type="percentage" office:value="0.92510912135877521" table:style-name="ce7">
            <text:p>92,5%</text:p>
          </table:table-cell>
          <table:table-cell office:value-type="float" office:value="233348" table:style-name="ce5">
            <text:p>233.348</text:p>
          </table:table-cell>
          <table:table-cell office:value-type="float" office:value="121918" table:style-name="ce5">
            <text:p>121.918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259805" table:style-name="ce5">
            <text:p>1.259.805</text:p>
          </table:table-cell>
          <table:table-cell office:value-type="float" office:value="180200" table:style-name="ce5">
            <text:p>180.200</text:p>
          </table:table-cell>
          <table:table-cell office:value-type="float" office:value="298300" table:style-name="ce5">
            <text:p>298.300</text:p>
          </table:table-cell>
          <table:table-cell office:value-type="float" office:value="29150" table:style-name="ce5">
            <text:p>29.150</text:p>
          </table:table-cell>
          <table:table-cell office:value-type="float" office:value="1767455" table:style-name="ce6">
            <text:p>1.767.455</text:p>
          </table:table-cell>
          <table:table-cell office:value-type="float" office:value="1622728" table:style-name="ce6">
            <text:p>1.622.728</text:p>
          </table:table-cell>
          <table:table-cell office:value-type="percentage" office:value="0.91811559558800648" table:style-name="ce7">
            <text:p>91,8%</text:p>
          </table:table-cell>
          <table:table-cell office:value-type="float" office:value="1018285" table:style-name="ce5">
            <text:p>1.018.285</text:p>
          </table:table-cell>
          <table:table-cell office:value-type="float" office:value="628161" table:style-name="ce5">
            <text:p>628.161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835245" table:style-name="ce5">
            <text:p>835.245</text:p>
          </table:table-cell>
          <table:table-cell office:value-type="float" office:value="121100" table:style-name="ce5">
            <text:p>121.100</text:p>
          </table:table-cell>
          <table:table-cell office:value-type="float" office:value="253800" table:style-name="ce5">
            <text:p>253.800</text:p>
          </table:table-cell>
          <table:table-cell office:value-type="float" office:value="24675" table:style-name="ce5">
            <text:p>24.675</text:p>
          </table:table-cell>
          <table:table-cell office:value-type="float" office:value="1234820" table:style-name="ce6">
            <text:p>1.234.820</text:p>
          </table:table-cell>
          <table:table-cell office:value-type="float" office:value="1161860" table:style-name="ce6">
            <text:p>1.161.860</text:p>
          </table:table-cell>
          <table:table-cell office:value-type="percentage" office:value="0.9409144652661926" table:style-name="ce7">
            <text:p>94,1%</text:p>
          </table:table-cell>
          <table:table-cell office:value-type="float" office:value="783352" table:style-name="ce5">
            <text:p>783.352</text:p>
          </table:table-cell>
          <table:table-cell office:value-type="float" office:value="400654" table:style-name="ce5">
            <text:p>400.654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2992310" table:style-name="ce5">
            <text:p>2.992.310</text:p>
          </table:table-cell>
          <table:table-cell office:value-type="float" office:value="437200" table:style-name="ce5">
            <text:p>437.200</text:p>
          </table:table-cell>
          <table:table-cell office:value-type="float" office:value="969100" table:style-name="ce5">
            <text:p>969.100</text:p>
          </table:table-cell>
          <table:table-cell office:value-type="float" office:value="94450" table:style-name="ce5">
            <text:p>94.450</text:p>
          </table:table-cell>
          <table:table-cell office:value-type="float" office:value="4493060" table:style-name="ce6">
            <text:p>4.493.060</text:p>
          </table:table-cell>
          <table:table-cell office:value-type="float" office:value="4055149" table:style-name="ce6">
            <text:p>4.055.149</text:p>
          </table:table-cell>
          <table:table-cell office:value-type="percentage" office:value="0.90253613350367012" table:style-name="ce7">
            <text:p>90,3%</text:p>
          </table:table-cell>
          <table:table-cell office:value-type="float" office:value="2814159" table:style-name="ce5">
            <text:p>2.814.159</text:p>
          </table:table-cell>
          <table:table-cell office:value-type="float" office:value="1283002" table:style-name="ce5">
            <text:p>1.283.002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1874530" table:style-name="ce5">
            <text:p>1.874.530</text:p>
          </table:table-cell>
          <table:table-cell office:value-type="float" office:value="272700" table:style-name="ce5">
            <text:p>272.700</text:p>
          </table:table-cell>
          <table:table-cell office:value-type="float" office:value="629800" table:style-name="ce5">
            <text:p>629.800</text:p>
          </table:table-cell>
          <table:table-cell office:value-type="float" office:value="61400" table:style-name="ce5">
            <text:p>61.400</text:p>
          </table:table-cell>
          <table:table-cell office:value-type="float" office:value="2838430" table:style-name="ce6">
            <text:p>2.838.430</text:p>
          </table:table-cell>
          <table:table-cell office:value-type="float" office:value="2644995" table:style-name="ce6">
            <text:p>2.644.995</text:p>
          </table:table-cell>
          <table:table-cell office:value-type="percentage" office:value="0.93185141081513367" table:style-name="ce7">
            <text:p>93,2%</text:p>
          </table:table-cell>
          <table:table-cell office:value-type="float" office:value="1804127" table:style-name="ce5">
            <text:p>1.804.127</text:p>
          </table:table-cell>
          <table:table-cell office:value-type="float" office:value="890399" table:style-name="ce5">
            <text:p>890.399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479195" table:style-name="ce5">
            <text:p>479.195</text:p>
          </table:table-cell>
          <table:table-cell office:value-type="float" office:value="66700" table:style-name="ce5">
            <text:p>66.700</text:p>
          </table:table-cell>
          <table:table-cell office:value-type="float" office:value="132400" table:style-name="ce5">
            <text:p>132.400</text:p>
          </table:table-cell>
          <table:table-cell office:value-type="float" office:value="12900" table:style-name="ce5">
            <text:p>12.900</text:p>
          </table:table-cell>
          <table:table-cell office:value-type="float" office:value="691195" table:style-name="ce6">
            <text:p>691.195</text:p>
          </table:table-cell>
          <table:table-cell office:value-type="float" office:value="660802" table:style-name="ce6">
            <text:p>660.802</text:p>
          </table:table-cell>
          <table:table-cell office:value-type="percentage" office:value="0.95602832775121349" table:style-name="ce7">
            <text:p>95,6%</text:p>
          </table:table-cell>
          <table:table-cell office:value-type="float" office:value="435863" table:style-name="ce5">
            <text:p>435.863</text:p>
          </table:table-cell>
          <table:table-cell office:value-type="float" office:value="235689" table:style-name="ce5">
            <text:p>235.689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329235" table:style-name="ce5">
            <text:p>1.329.235</text:p>
          </table:table-cell>
          <table:table-cell office:value-type="float" office:value="182600" table:style-name="ce5">
            <text:p>182.600</text:p>
          </table:table-cell>
          <table:table-cell office:value-type="float" office:value="336600" table:style-name="ce5">
            <text:p>336.600</text:p>
          </table:table-cell>
          <table:table-cell office:value-type="float" office:value="32900" table:style-name="ce5">
            <text:p>32.900</text:p>
          </table:table-cell>
          <table:table-cell office:value-type="float" office:value="1881335" table:style-name="ce6">
            <text:p>1.881.335</text:p>
          </table:table-cell>
          <table:table-cell office:value-type="float" office:value="1792712" table:style-name="ce6">
            <text:p>1.792.712</text:p>
          </table:table-cell>
          <table:table-cell office:value-type="percentage" office:value="0.95289355696885458" table:style-name="ce7">
            <text:p>95,3%</text:p>
          </table:table-cell>
          <table:table-cell office:value-type="float" office:value="1198254" table:style-name="ce5">
            <text:p>1.198.254</text:p>
          </table:table-cell>
          <table:table-cell office:value-type="float" office:value="617700" table:style-name="ce5">
            <text:p>617.700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39295" table:style-name="ce5">
            <text:p>139.295</text:p>
          </table:table-cell>
          <table:table-cell office:value-type="float" office:value="19500" table:style-name="ce5">
            <text:p>19.500</text:p>
          </table:table-cell>
          <table:table-cell office:value-type="float" office:value="39600" table:style-name="ce5">
            <text:p>39.600</text:p>
          </table:table-cell>
          <table:table-cell office:value-type="float" office:value="3900" table:style-name="ce5">
            <text:p>3.900</text:p>
          </table:table-cell>
          <table:table-cell office:value-type="float" office:value="202295" table:style-name="ce6">
            <text:p>202.295</text:p>
          </table:table-cell>
          <table:table-cell office:value-type="float" office:value="189382" table:style-name="ce6">
            <text:p>189.382</text:p>
          </table:table-cell>
          <table:table-cell office:value-type="percentage" office:value="0.936167478187795" table:style-name="ce7">
            <text:p>93,6%</text:p>
          </table:table-cell>
          <table:table-cell office:value-type="float" office:value="122360" table:style-name="ce5">
            <text:p>122.360</text:p>
          </table:table-cell>
          <table:table-cell office:value-type="float" office:value="70333" table:style-name="ce5">
            <text:p>70.333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2477985" table:style-name="ce5">
            <text:p>2.477.985</text:p>
          </table:table-cell>
          <table:table-cell office:value-type="float" office:value="364200" table:style-name="ce5">
            <text:p>364.200</text:p>
          </table:table-cell>
          <table:table-cell office:value-type="float" office:value="844700" table:style-name="ce5">
            <text:p>844.700</text:p>
          </table:table-cell>
          <table:table-cell office:value-type="float" office:value="82300" table:style-name="ce5">
            <text:p>82.300</text:p>
          </table:table-cell>
          <table:table-cell office:value-type="float" office:value="3769185" table:style-name="ce6">
            <text:p>3.769.185</text:p>
          </table:table-cell>
          <table:table-cell office:value-type="float" office:value="3457243" table:style-name="ce6">
            <text:p>3.457.243</text:p>
          </table:table-cell>
          <table:table-cell office:value-type="percentage" office:value="0.91723887259447334" table:style-name="ce7">
            <text:p>91,7%</text:p>
          </table:table-cell>
          <table:table-cell office:value-type="float" office:value="2347178" table:style-name="ce5">
            <text:p>2.347.178</text:p>
          </table:table-cell>
          <table:table-cell office:value-type="float" office:value="1164928" table:style-name="ce5">
            <text:p>1.164.928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531905" table:style-name="ce5">
            <text:p>531.905</text:p>
          </table:table-cell>
          <table:table-cell office:value-type="float" office:value="77300" table:style-name="ce5">
            <text:p>77.300</text:p>
          </table:table-cell>
          <table:table-cell office:value-type="float" office:value="188100" table:style-name="ce5">
            <text:p>188.100</text:p>
          </table:table-cell>
          <table:table-cell office:value-type="float" office:value="18300" table:style-name="ce5">
            <text:p>18.300</text:p>
          </table:table-cell>
          <table:table-cell office:value-type="float" office:value="815605" table:style-name="ce6">
            <text:p>815.605</text:p>
          </table:table-cell>
          <table:table-cell office:value-type="float" office:value="718396" table:style-name="ce6">
            <text:p>718.396</text:p>
          </table:table-cell>
          <table:table-cell office:value-type="percentage" office:value="0.88081362914646177" table:style-name="ce7">
            <text:p>88,1%</text:p>
          </table:table-cell>
          <table:table-cell office:value-type="float" office:value="471245" table:style-name="ce5">
            <text:p>471.245</text:p>
          </table:table-cell>
          <table:table-cell office:value-type="float" office:value="256845" table:style-name="ce5">
            <text:p>256.845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267495" table:style-name="ce5">
            <text:p>267.495</text:p>
          </table:table-cell>
          <table:table-cell office:value-type="float" office:value="38800" table:style-name="ce5">
            <text:p>38.800</text:p>
          </table:table-cell>
          <table:table-cell office:value-type="float" office:value="82300" table:style-name="ce5">
            <text:p>82.300</text:p>
          </table:table-cell>
          <table:table-cell office:value-type="float" office:value="8050" table:style-name="ce5">
            <text:p>8.050</text:p>
          </table:table-cell>
          <table:table-cell office:value-type="float" office:value="396645" table:style-name="ce6">
            <text:p>396.645</text:p>
          </table:table-cell>
          <table:table-cell office:value-type="float" office:value="382640" table:style-name="ce6">
            <text:p>382.640</text:p>
          </table:table-cell>
          <table:table-cell office:value-type="percentage" office:value="0.96469134868711315" table:style-name="ce7">
            <text:p>96,5%</text:p>
          </table:table-cell>
          <table:table-cell office:value-type="float" office:value="256098" table:style-name="ce5">
            <text:p>256.098</text:p>
          </table:table-cell>
          <table:table-cell office:value-type="float" office:value="134801" table:style-name="ce5">
            <text:p>134.801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965070" table:style-name="ce5">
            <text:p>965.070</text:p>
          </table:table-cell>
          <table:table-cell office:value-type="float" office:value="136200" table:style-name="ce5">
            <text:p>136.200</text:p>
          </table:table-cell>
          <table:table-cell office:value-type="float" office:value="276500" table:style-name="ce5">
            <text:p>276.500</text:p>
          </table:table-cell>
          <table:table-cell office:value-type="float" office:value="26950" table:style-name="ce5">
            <text:p>26.950</text:p>
          </table:table-cell>
          <table:table-cell office:value-type="float" office:value="1404720" table:style-name="ce6">
            <text:p>1.404.720</text:p>
          </table:table-cell>
          <table:table-cell office:value-type="float" office:value="1329094" table:style-name="ce6">
            <text:p>1.329.094</text:p>
          </table:table-cell>
          <table:table-cell office:value-type="percentage" office:value="0.94616293638589899" table:style-name="ce7">
            <text:p>94,6%</text:p>
          </table:table-cell>
          <table:table-cell office:value-type="float" office:value="912682" table:style-name="ce5">
            <text:p>912.682</text:p>
          </table:table-cell>
          <table:table-cell office:value-type="float" office:value="439797" table:style-name="ce5">
            <text:p>439.797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24210" table:style-name="ce5">
            <text:p>24.210</text:p>
          </table:table-cell>
          <table:table-cell office:value-type="float" office:value="3800" table:style-name="ce5">
            <text:p>3.800</text:p>
          </table:table-cell>
          <table:table-cell office:value-type="float" office:value="11000" table:style-name="ce5">
            <text:p>11.000</text:p>
          </table:table-cell>
          <table:table-cell office:value-type="float" office:value="1050" table:style-name="ce5">
            <text:p>1.050</text:p>
          </table:table-cell>
          <table:table-cell office:value-type="float" office:value="40060" table:style-name="ce6">
            <text:p>40.060</text:p>
          </table:table-cell>
          <table:table-cell office:value-type="float" office:value="37981" table:style-name="ce6">
            <text:p>37.981</text:p>
          </table:table-cell>
          <table:table-cell office:value-type="percentage" office:value="0.94810284573140291" table:style-name="ce7">
            <text:p>94,8%</text:p>
          </table:table-cell>
          <table:table-cell office:value-type="float" office:value="29331" table:style-name="ce5">
            <text:p>29.331</text:p>
          </table:table-cell>
          <table:table-cell office:value-type="float" office:value="9427" table:style-name="ce5">
            <text:p>9.427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24210" table:style-name="ce5">
            <text:p>24.210</text:p>
          </table:table-cell>
          <table:table-cell office:value-type="float" office:value="3700" table:style-name="ce5">
            <text:p>3.700</text:p>
          </table:table-cell>
          <table:table-cell office:value-type="float" office:value="11000" table:style-name="ce5">
            <text:p>11.000</text:p>
          </table:table-cell>
          <table:table-cell office:value-type="float" office:value="1050" table:style-name="ce5">
            <text:p>1.050</text:p>
          </table:table-cell>
          <table:table-cell office:value-type="float" office:value="39960" table:style-name="ce6">
            <text:p>39.960</text:p>
          </table:table-cell>
          <table:table-cell office:value-type="float" office:value="37873" table:style-name="ce6">
            <text:p>37.873</text:p>
          </table:table-cell>
          <table:table-cell office:value-type="percentage" office:value="0.94777277277277272" table:style-name="ce7">
            <text:p>94,8%</text:p>
          </table:table-cell>
          <table:table-cell office:value-type="float" office:value="28120" table:style-name="ce5">
            <text:p>28.120</text:p>
          </table:table-cell>
          <table:table-cell office:value-type="float" office:value="10733" table:style-name="ce5">
            <text:p>10.733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1840" table:style-name="ce5">
            <text:p>21.840</text:p>
          </table:table-cell>
          <table:table-cell office:value-type="float" office:value="3400" table:style-name="ce5">
            <text:p>3.400</text:p>
          </table:table-cell>
          <table:table-cell office:value-type="float" office:value="66100" table:style-name="ce5">
            <text:p>66.100</text:p>
          </table:table-cell>
          <table:table-cell office:value-type="float" office:value="0" table:style-name="ce5">
            <text:p>0</text:p>
          </table:table-cell>
          <table:table-cell office:value-type="float" office:value="91340" table:style-name="ce6">
            <text:p>91.340</text:p>
          </table:table-cell>
          <table:table-cell office:value-type="float" office:value="80412" table:style-name="ce6">
            <text:p>80.412</text:p>
          </table:table-cell>
          <table:table-cell office:value-type="percentage" office:value="0.88035909787606748" table:style-name="ce7">
            <text:p>88,0%</text:p>
          </table:table-cell>
          <table:table-cell office:value-type="float" office:value="69366" table:style-name="ce5">
            <text:p>69.366</text:p>
          </table:table-cell>
          <table:table-cell office:value-type="float" office:value="11046" table:style-name="ce5">
            <text:p>11.046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18764655" table:style-name="ce11">
            <text:p>18.764.655</text:p>
          </table:table-cell>
          <table:table-cell office:value-type="float" office:value="2709000" table:style-name="ce12">
            <text:p>2.709.000</text:p>
          </table:table-cell>
          <table:table-cell office:value-type="float" office:value="5975400" table:style-name="ce13">
            <text:p>5.975.400</text:p>
          </table:table-cell>
          <table:table-cell office:value-type="float" office:value="575825" table:style-name="ce14">
            <text:p>575.825</text:p>
          </table:table-cell>
          <table:table-cell office:value-type="float" office:value="28024880" table:style-name="ce15">
            <text:p>28.024.880</text:p>
          </table:table-cell>
          <table:table-cell office:value-type="float" office:value="26133689" table:style-name="ce15">
            <text:p>26.133.689</text:p>
          </table:table-cell>
          <table:table-cell office:value-type="percentage" office:value="0.93251742737167831" table:style-name="ce16">
            <text:p>93,3%</text:p>
          </table:table-cell>
          <table:table-cell office:value-type="float" office:value="17707320" table:style-name="ce15">
            <text:p>17.707.320</text:p>
          </table:table-cell>
          <table:table-cell office:value-type="float" office:value="8804363" table:style-name="ce15">
            <text:p>8.804.363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 table:style-name="ce9"/>
          <table:table-cell office:value-type="float" office:value="804960" table:formula="of:=814320-9360" table:style-name="ce9">
            <text:p>804960</text:p>
          </table:table-cell>
          <table:table-cell table:number-columns-repeated="16378" table:style-name="ce9"/>
        </table:table-row>
        <table:table-row table:number-rows-repeated="1048549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Denominador Poblacional CCAA</text:p>
          </table:table-cell>
          <table:table-cell office:value-type="string" table:style-name="ce20">
            <text:p>Persona institucionalizada con al menos 1 dosis (2)</text:p>
          </table:table-cell>
          <table:table-cell office:value-type="string" table:style-name="ce20">
            <text:p>Persona institucionalizada  Pauta Completa (2)<text:s/></text:p>
          </table:table-cell>
          <table:table-cell office:value-type="string" table:style-name="ce20">
            <text:p>% Con al menos 1 dosis sobre Denominador Poblacional CCAA</text:p>
          </table:table-cell>
          <table:table-cell office:value-type="string" table:style-name="ce20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41865" table:style-name="ce23">
            <text:p>41.865</text:p>
          </table:table-cell>
          <table:table-cell office:value-type="float" office:value="41865" table:style-name="ce23">
            <text:p>41.865</text:p>
          </table:table-cell>
          <table:table-cell office:value-type="float" office:value="40282" table:style-name="ce23">
            <text:p>40.282</text:p>
          </table:table-cell>
          <table:table-cell office:value-type="percentage" office:value="1" table:style-name="ce24">
            <text:p>100,0%</text:p>
          </table:table-cell>
          <table:table-cell office:value-type="percentage" office:value="0.9621879851904932" table:style-name="ce24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18578" table:style-name="ce5">
            <text:p>18.578</text:p>
          </table:table-cell>
          <table:table-cell office:value-type="float" office:value="18557" table:style-name="ce5">
            <text:p>18.557</text:p>
          </table:table-cell>
          <table:table-cell office:value-type="float" office:value="17875" table:style-name="ce5">
            <text:p>17.875</text:p>
          </table:table-cell>
          <table:table-cell office:value-type="percentage" office:value="0.99886963074604374" table:style-name="ce25">
            <text:p>99,9%</text:p>
          </table:table-cell>
          <table:table-cell office:value-type="percentage" office:value="0.96215954354612987" table:style-name="ce25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11948" table:style-name="ce5">
            <text:p>11.948</text:p>
          </table:table-cell>
          <table:table-cell office:value-type="float" office:value="11755" table:style-name="ce5">
            <text:p>11.755</text:p>
          </table:table-cell>
          <table:table-cell office:value-type="float" office:value="11168" table:style-name="ce5">
            <text:p>11.168</text:p>
          </table:table-cell>
          <table:table-cell office:value-type="percentage" office:value="0.98384666889856043" table:style-name="ce25">
            <text:p>98,4%</text:p>
          </table:table-cell>
          <table:table-cell office:value-type="percentage" office:value="0.93471710746568459" table:style-name="ce25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5496" table:style-name="ce5">
            <text:p>5.496</text:p>
          </table:table-cell>
          <table:table-cell office:value-type="float" office:value="5456" table:style-name="ce5">
            <text:p>5.456</text:p>
          </table:table-cell>
          <table:table-cell office:value-type="float" office:value="5202" table:style-name="ce5">
            <text:p>5.202</text:p>
          </table:table-cell>
          <table:table-cell office:value-type="percentage" office:value="0.99272197962154296" table:style-name="ce25">
            <text:p>99,3%</text:p>
          </table:table-cell>
          <table:table-cell office:value-type="percentage" office:value="0.94650655021834063" table:style-name="ce25">
            <text:p>94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10862" table:style-name="ce5">
            <text:p>10.862</text:p>
          </table:table-cell>
          <table:table-cell office:value-type="float" office:value="10862" table:style-name="ce5">
            <text:p>10.862</text:p>
          </table:table-cell>
          <table:table-cell office:value-type="float" office:value="9890" table:style-name="ce5">
            <text:p>9.890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1051371754741295" table:style-name="ce25">
            <text:p>91,1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7470" table:style-name="ce5">
            <text:p>7.470</text:p>
          </table:table-cell>
          <table:table-cell office:value-type="float" office:value="7205" table:style-name="ce5">
            <text:p>7.205</text:p>
          </table:table-cell>
          <table:table-cell office:value-type="float" office:value="7026" table:style-name="ce5">
            <text:p>7.026</text:p>
          </table:table-cell>
          <table:table-cell office:value-type="percentage" office:value="0.96452476572958501" table:style-name="ce25">
            <text:p>96,5%</text:p>
          </table:table-cell>
          <table:table-cell office:value-type="percentage" office:value="0.94056224899598395" table:style-name="ce25">
            <text:p>94,1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46500" table:style-name="ce5">
            <text:p>46.500</text:p>
          </table:table-cell>
          <table:table-cell office:value-type="float" office:value="46312" table:style-name="ce5">
            <text:p>46.312</text:p>
          </table:table-cell>
          <table:table-cell office:value-type="float" office:value="44765" table:style-name="ce5">
            <text:p>44.765</text:p>
          </table:table-cell>
          <table:table-cell office:value-type="percentage" office:value="0.9959569892473118" table:style-name="ce25">
            <text:p>99,6%</text:p>
          </table:table-cell>
          <table:table-cell office:value-type="percentage" office:value="0.95913978494623653" table:style-name="ce25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25566" table:style-name="ce5">
            <text:p>25.566</text:p>
          </table:table-cell>
          <table:table-cell office:value-type="float" office:value="25525" table:style-name="ce5">
            <text:p>25.525</text:p>
          </table:table-cell>
          <table:table-cell office:value-type="float" office:value="24325" table:style-name="ce5">
            <text:p>24.325</text:p>
          </table:table-cell>
          <table:table-cell office:value-type="percentage" office:value="0.99839630759602593" table:style-name="ce25">
            <text:p>99,8%</text:p>
          </table:table-cell>
          <table:table-cell office:value-type="percentage" office:value="0.95145896894312754" table:style-name="ce25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80293" table:style-name="ce5">
            <text:p>80.293</text:p>
          </table:table-cell>
          <table:table-cell office:value-type="float" office:value="80293" table:style-name="ce5">
            <text:p>80.293</text:p>
          </table:table-cell>
          <table:table-cell office:value-type="float" office:value="70077" table:style-name="ce5">
            <text:p>70.077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7276599454497905" table:style-name="ce25">
            <text:p>87,3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30297" table:style-name="ce5">
            <text:p>30.297</text:p>
          </table:table-cell>
          <table:table-cell office:value-type="float" office:value="30297" table:style-name="ce5">
            <text:p>30.297</text:p>
          </table:table-cell>
          <table:table-cell office:value-type="float" office:value="28226" table:style-name="ce5">
            <text:p>28.22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3164339703601018" table:style-name="ce25">
            <text:p>93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15276" table:style-name="ce5">
            <text:p>15.276</text:p>
          </table:table-cell>
          <table:table-cell office:value-type="float" office:value="15252" table:style-name="ce5">
            <text:p>15.252</text:p>
          </table:table-cell>
          <table:table-cell office:value-type="float" office:value="14272" table:style-name="ce5">
            <text:p>14.272</text:p>
          </table:table-cell>
          <table:table-cell office:value-type="percentage" office:value="0.99842890809112328" table:style-name="ce25">
            <text:p>99,8%</text:p>
          </table:table-cell>
          <table:table-cell office:value-type="percentage" office:value="0.93427598847865934" table:style-name="ce25">
            <text:p>93,4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23800" table:style-name="ce5">
            <text:p>23.800</text:p>
          </table:table-cell>
          <table:table-cell office:value-type="float" office:value="23700" table:style-name="ce5">
            <text:p>23.700</text:p>
          </table:table-cell>
          <table:table-cell office:value-type="float" office:value="23088" table:style-name="ce5">
            <text:p>23.088</text:p>
          </table:table-cell>
          <table:table-cell office:value-type="percentage" office:value="0.99579831932773111" table:style-name="ce25">
            <text:p>99,6%</text:p>
          </table:table-cell>
          <table:table-cell office:value-type="percentage" office:value="0.97008403361344542" table:style-name="ce25">
            <text:p>97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3390" table:style-name="ce5">
            <text:p>3.390</text:p>
          </table:table-cell>
          <table:table-cell office:value-type="float" office:value="3390" table:style-name="ce5">
            <text:p>3.390</text:p>
          </table:table-cell>
          <table:table-cell office:value-type="float" office:value="3295" table:style-name="ce5">
            <text:p>3.295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71976401179941" table:style-name="ce25">
            <text:p>97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52604" table:style-name="ce5">
            <text:p>52.604</text:p>
          </table:table-cell>
          <table:table-cell office:value-type="float" office:value="52604" table:style-name="ce5">
            <text:p>52.604</text:p>
          </table:table-cell>
          <table:table-cell office:value-type="float" office:value="50860" table:style-name="ce5">
            <text:p>50.860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6684662763287965" table:style-name="ce25">
            <text:p>96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11885" table:style-name="ce5">
            <text:p>11.885</text:p>
          </table:table-cell>
          <table:table-cell office:value-type="float" office:value="11482" table:style-name="ce5">
            <text:p>11.482</text:p>
          </table:table-cell>
          <table:table-cell office:value-type="float" office:value="11047" table:style-name="ce5">
            <text:p>11.047</text:p>
          </table:table-cell>
          <table:table-cell office:value-type="percentage" office:value="0.96609171224232226" table:style-name="ce25">
            <text:p>96,6%</text:p>
          </table:table-cell>
          <table:table-cell office:value-type="percentage" office:value="0.92949095498527556" table:style-name="ce25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8386" table:style-name="ce5">
            <text:p>8.386</text:p>
          </table:table-cell>
          <table:table-cell office:value-type="float" office:value="8386" table:style-name="ce5">
            <text:p>8.386</text:p>
          </table:table-cell>
          <table:table-cell office:value-type="float" office:value="8235" table:style-name="ce5">
            <text:p>8.235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8199379918912477" table:style-name="ce25">
            <text:p>98,2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24361" table:style-name="ce5">
            <text:p>24.361</text:p>
          </table:table-cell>
          <table:table-cell office:value-type="float" office:value="24361" table:style-name="ce5">
            <text:p>24.361</text:p>
          </table:table-cell>
          <table:table-cell office:value-type="float" office:value="20749" table:style-name="ce5">
            <text:p>20.749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6350322202694785" table:style-name="ce25">
            <text:p>86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98" table:style-name="ce5">
            <text:p>198</text:p>
          </table:table-cell>
          <table:table-cell office:value-type="float" office:value="196" table:style-name="ce5">
            <text:p>196</text:p>
          </table:table-cell>
          <table:table-cell office:value-type="float" office:value="192" table:style-name="ce5">
            <text:p>192</text:p>
          </table:table-cell>
          <table:table-cell office:value-type="percentage" office:value="0.98989898989898994" table:style-name="ce25">
            <text:p>99,0%</text:p>
          </table:table-cell>
          <table:table-cell office:value-type="percentage" office:value="0.96969696969696972" table:style-name="ce25">
            <text:p>97,0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334" table:style-name="ce5">
            <text:p>334</text:p>
          </table:table-cell>
          <table:table-cell office:value-type="float" office:value="334" table:style-name="ce5">
            <text:p>334</text:p>
          </table:table-cell>
          <table:table-cell office:value-type="float" office:value="326" table:style-name="ce5">
            <text:p>32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760479041916168" table:style-name="ce25">
            <text:p>97,6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419109" table:style-name="ce15">
            <text:p>419.109</text:p>
          </table:table-cell>
          <table:table-cell office:value-type="float" office:value="417832" table:style-name="ce15">
            <text:p>417.832</text:p>
          </table:table-cell>
          <table:table-cell office:value-type="float" office:value="390900" table:style-name="ce15">
            <text:p>390.900</text:p>
          </table:table-cell>
          <table:table-cell office:value-type="percentage" office:value="0.99695305994383321" table:style-name="ce26">
            <text:p>99,7%</text:p>
          </table:table-cell>
          <table:table-cell office:value-type="percentage" office:value="0.93269292713828622" table:style-name="ce26">
            <text:p>93,3%</text:p>
          </table:table-cell>
          <table:table-cell table:number-columns-repeated="16378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 table:number-columns-repeated="5" table:style-name="ce21"/>
          <table:table-cell office:value-type="float" office:value="804960" table:formula="of:=814320-9360" table:style-name="ce21">
            <text:p>804960</text:p>
          </table:table-cell>
          <table:table-cell table:number-columns-repeated="16378" table:style-name="ce21"/>
        </table:table-row>
        <table:table-row table:number-rows-repeated="1048549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7">
          <table:table-cell table:style-name="ce19"/>
          <table:table-cell office:value-type="string" table:style-name="ce27">
            <text:p>Población a vacunar mayor de 60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1980044" table:style-name="ce23">
            <text:p>1.980.044</text:p>
          </table:table-cell>
          <table:table-cell office:value-type="float" office:value="1883753" table:style-name="ce23">
            <text:p>1.883.753</text:p>
          </table:table-cell>
          <table:table-cell office:value-type="percentage" office:value="0.95136926250123732" table:style-name="ce28">
            <text:p>95,1%</text:p>
          </table:table-cell>
          <table:table-cell office:value-type="float" office:value="1182388" table:style-name="ce23">
            <text:p>1.182.388</text:p>
          </table:table-cell>
          <table:table-cell office:value-type="percentage" office:value="0.59715238651262292" table:style-name="ce28">
            <text:p>59,7%</text:p>
          </table:table-cell>
          <table:table-cell office:value-type="date" office:date-value="2021-05-27T00:00:00" table:style-name="ce29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374129" table:style-name="ce5">
            <text:p>374.129</text:p>
          </table:table-cell>
          <table:table-cell office:value-type="float" office:value="357632" table:style-name="ce5">
            <text:p>357.632</text:p>
          </table:table-cell>
          <table:table-cell office:value-type="percentage" office:value="0.95590558336830345" table:style-name="ce30">
            <text:p>95,6%</text:p>
          </table:table-cell>
          <table:table-cell office:value-type="float" office:value="244467" table:style-name="ce5">
            <text:p>244.467</text:p>
          </table:table-cell>
          <table:table-cell office:value-type="percentage" office:value="0.6534296993817641" table:style-name="ce30">
            <text:p>65,3%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346727" table:style-name="ce5">
            <text:p>346.727</text:p>
          </table:table-cell>
          <table:table-cell office:value-type="float" office:value="335468" table:style-name="ce5">
            <text:p>335.468</text:p>
          </table:table-cell>
          <table:table-cell office:value-type="percentage" office:value="0.96752776680212382" table:style-name="ce30">
            <text:p>96,8%</text:p>
          </table:table-cell>
          <table:table-cell office:value-type="float" office:value="210025" table:style-name="ce5">
            <text:p>210.025</text:p>
          </table:table-cell>
          <table:table-cell office:value-type="percentage" office:value="0.6057359248053944" table:style-name="ce30">
            <text:p>60,6%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247289" table:style-name="ce5">
            <text:p>247.289</text:p>
          </table:table-cell>
          <table:table-cell office:value-type="float" office:value="220053" table:style-name="ce5">
            <text:p>220.053</text:p>
          </table:table-cell>
          <table:table-cell office:value-type="percentage" office:value="0.88986165983929733" table:style-name="ce30">
            <text:p>89,0%</text:p>
          </table:table-cell>
          <table:table-cell office:value-type="float" office:value="123620" table:style-name="ce5">
            <text:p>123.620</text:p>
          </table:table-cell>
          <table:table-cell office:value-type="percentage" office:value="0.49990092563761429" table:style-name="ce30">
            <text:p>50,0%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479859" table:style-name="ce5">
            <text:p>479.859</text:p>
          </table:table-cell>
          <table:table-cell office:value-type="float" office:value="431886" table:style-name="ce5">
            <text:p>431.886</text:p>
          </table:table-cell>
          <table:table-cell office:value-type="percentage" office:value="0.90002688289685095" table:style-name="ce30">
            <text:p>90,0%</text:p>
          </table:table-cell>
          <table:table-cell office:value-type="float" office:value="234317" table:style-name="ce5">
            <text:p>234.317</text:p>
          </table:table-cell>
          <table:table-cell office:value-type="percentage" office:value="0.48830385592434444" table:style-name="ce30">
            <text:p>48,8%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171453" table:style-name="ce5">
            <text:p>171.453</text:p>
          </table:table-cell>
          <table:table-cell office:value-type="float" office:value="167194" table:style-name="ce5">
            <text:p>167.194</text:p>
          </table:table-cell>
          <table:table-cell office:value-type="percentage" office:value="0.97515937312266332" table:style-name="ce30">
            <text:p>97,5%</text:p>
          </table:table-cell>
          <table:table-cell office:value-type="float" office:value="101159" table:style-name="ce5">
            <text:p>101.159</text:p>
          </table:table-cell>
          <table:table-cell office:value-type="percentage" office:value="0.59001009022880901" table:style-name="ce30">
            <text:p>59,0%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787642" table:style-name="ce5">
            <text:p>787.642</text:p>
          </table:table-cell>
          <table:table-cell office:value-type="float" office:value="774405" table:style-name="ce5">
            <text:p>774.405</text:p>
          </table:table-cell>
          <table:table-cell office:value-type="percentage" office:value="0.98319414150083417" table:style-name="ce30">
            <text:p>98,3%</text:p>
          </table:table-cell>
          <table:table-cell office:value-type="float" office:value="536858" table:style-name="ce5">
            <text:p>536.858</text:p>
          </table:table-cell>
          <table:table-cell office:value-type="percentage" office:value="0.68160153978584181" table:style-name="ce30">
            <text:p>68,2%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512739" table:style-name="ce5">
            <text:p>512.739</text:p>
          </table:table-cell>
          <table:table-cell office:value-type="float" office:value="496201" table:style-name="ce5">
            <text:p>496.201</text:p>
          </table:table-cell>
          <table:table-cell office:value-type="percentage" office:value="0.96774577319064869" table:style-name="ce30">
            <text:p>96,8%</text:p>
          </table:table-cell>
          <table:table-cell office:value-type="float" office:value="316248" table:style-name="ce5">
            <text:p>316.248</text:p>
          </table:table-cell>
          <table:table-cell office:value-type="percentage" office:value="0.61678163744127124" table:style-name="ce30">
            <text:p>61,7%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1920072" table:style-name="ce5">
            <text:p>1.920.072</text:p>
          </table:table-cell>
          <table:table-cell office:value-type="float" office:value="1756209" table:style-name="ce5">
            <text:p>1.756.209</text:p>
          </table:table-cell>
          <table:table-cell office:value-type="percentage" office:value="0.91465788782920643" table:style-name="ce30">
            <text:p>91,5%</text:p>
          </table:table-cell>
          <table:table-cell office:value-type="float" office:value="1002822" table:style-name="ce5">
            <text:p>1.002.822</text:p>
          </table:table-cell>
          <table:table-cell office:value-type="percentage" office:value="0.52228353936727367" table:style-name="ce30">
            <text:p>52,2%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1295121" table:style-name="ce5">
            <text:p>1.295.121</text:p>
          </table:table-cell>
          <table:table-cell office:value-type="float" office:value="1230045" table:style-name="ce5">
            <text:p>1.230.045</text:p>
          </table:table-cell>
          <table:table-cell office:value-type="percentage" office:value="0.94975295744567501" table:style-name="ce30">
            <text:p>95,0%</text:p>
          </table:table-cell>
          <table:table-cell office:value-type="float" office:value="742417" table:style-name="ce5">
            <text:p>742.417</text:p>
          </table:table-cell>
          <table:table-cell office:value-type="percentage" office:value="0.57324141914153193" table:style-name="ce30">
            <text:p>57,3%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293178" table:style-name="ce5">
            <text:p>293.178</text:p>
          </table:table-cell>
          <table:table-cell office:value-type="float" office:value="297321" table:style-name="ce5">
            <text:p>297.321</text:p>
          </table:table-cell>
          <table:table-cell office:value-type="percentage" office:value="1.0141313468268425" table:style-name="ce30">
            <text:p>101,4%</text:p>
          </table:table-cell>
          <table:table-cell office:value-type="float" office:value="192423" table:style-name="ce5">
            <text:p>192.423</text:p>
          </table:table-cell>
          <table:table-cell office:value-type="percentage" office:value="0.65633505924728319" table:style-name="ce30">
            <text:p>65,6%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870991" table:style-name="ce5">
            <text:p>870.991</text:p>
          </table:table-cell>
          <table:table-cell office:value-type="float" office:value="848589" table:style-name="ce5">
            <text:p>848.589</text:p>
          </table:table-cell>
          <table:table-cell office:value-type="percentage" office:value="0.97427987200786226" table:style-name="ce30">
            <text:p>97,4%</text:p>
          </table:table-cell>
          <table:table-cell office:value-type="float" office:value="539994" table:style-name="ce5">
            <text:p>539.994</text:p>
          </table:table-cell>
          <table:table-cell office:value-type="percentage" office:value="0.61997655544087138" table:style-name="ce30">
            <text:p>62,0%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88050" table:style-name="ce5">
            <text:p>88.050</text:p>
          </table:table-cell>
          <table:table-cell office:value-type="float" office:value="86961" table:style-name="ce5">
            <text:p>86.961</text:p>
          </table:table-cell>
          <table:table-cell office:value-type="percentage" office:value="0.9876320272572402" table:style-name="ce30">
            <text:p>98,8%</text:p>
          </table:table-cell>
          <table:table-cell office:value-type="float" office:value="59426" table:style-name="ce5">
            <text:p>59.426</text:p>
          </table:table-cell>
          <table:table-cell office:value-type="percentage" office:value="0.67491198182850654" table:style-name="ce30">
            <text:p>67,5%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1593526" table:style-name="ce5">
            <text:p>1.593.526</text:p>
          </table:table-cell>
          <table:table-cell office:value-type="float" office:value="1487101" table:style-name="ce5">
            <text:p>1.487.101</text:p>
          </table:table-cell>
          <table:table-cell office:value-type="percentage" office:value="0.93321414272500103" table:style-name="ce30">
            <text:p>93,3%</text:p>
          </table:table-cell>
          <table:table-cell office:value-type="float" office:value="919386" table:style-name="ce5">
            <text:p>919.386</text:p>
          </table:table-cell>
          <table:table-cell office:value-type="percentage" office:value="0.57695073691925958" table:style-name="ce30">
            <text:p>57,7%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319579" table:style-name="ce5">
            <text:p>319.579</text:p>
          </table:table-cell>
          <table:table-cell office:value-type="float" office:value="296242" table:style-name="ce5">
            <text:p>296.242</text:p>
          </table:table-cell>
          <table:table-cell office:value-type="percentage" office:value="0.92697580254021694" table:style-name="ce30">
            <text:p>92,7%</text:p>
          </table:table-cell>
          <table:table-cell office:value-type="float" office:value="189632" table:style-name="ce5">
            <text:p>189.632</text:p>
          </table:table-cell>
          <table:table-cell office:value-type="percentage" office:value="0.59338066643928422" table:style-name="ce30">
            <text:p>59,3%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170802" table:style-name="ce5">
            <text:p>170.802</text:p>
          </table:table-cell>
          <table:table-cell office:value-type="float" office:value="165281" table:style-name="ce5">
            <text:p>165.281</text:p>
          </table:table-cell>
          <table:table-cell office:value-type="percentage" office:value="0.96767602252901019" table:style-name="ce30">
            <text:p>96,8%</text:p>
          </table:table-cell>
          <table:table-cell office:value-type="float" office:value="106711" table:style-name="ce5">
            <text:p>106.711</text:p>
          </table:table-cell>
          <table:table-cell office:value-type="percentage" office:value="0.62476434702169759" table:style-name="ce30">
            <text:p>62,5%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651150" table:style-name="ce5">
            <text:p>651.150</text:p>
          </table:table-cell>
          <table:table-cell office:value-type="float" office:value="633383" table:style-name="ce5">
            <text:p>633.383</text:p>
          </table:table-cell>
          <table:table-cell office:value-type="percentage" office:value="0.97271442831912769" table:style-name="ce30">
            <text:p>97,3%</text:p>
          </table:table-cell>
          <table:table-cell office:value-type="float" office:value="358096" table:style-name="ce5">
            <text:p>358.096</text:p>
          </table:table-cell>
          <table:table-cell office:value-type="percentage" office:value="0.54994394532749746" table:style-name="ce30">
            <text:p>55,0%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4780" table:style-name="ce5">
            <text:p>14.780</text:p>
          </table:table-cell>
          <table:table-cell office:value-type="float" office:value="12386" table:style-name="ce5">
            <text:p>12.386</text:p>
          </table:table-cell>
          <table:table-cell office:value-type="percentage" office:value="0.83802435723951285" table:style-name="ce30">
            <text:p>83,8%</text:p>
          </table:table-cell>
          <table:table-cell office:value-type="float" office:value="6844" table:style-name="ce5">
            <text:p>6.844</text:p>
          </table:table-cell>
          <table:table-cell office:value-type="percentage" office:value="0.46305818673883625" table:style-name="ce30">
            <text:p>46,3%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13924" table:style-name="ce5">
            <text:p>13.924</text:p>
          </table:table-cell>
          <table:table-cell office:value-type="float" office:value="11108" table:style-name="ce5">
            <text:p>11.108</text:p>
          </table:table-cell>
          <table:table-cell office:value-type="percentage" office:value="0.79775926457914392" table:style-name="ce30">
            <text:p>79,8%</text:p>
          </table:table-cell>
          <table:table-cell office:value-type="float" office:value="6623" table:style-name="ce5">
            <text:p>6.623</text:p>
          </table:table-cell>
          <table:table-cell office:value-type="percentage" office:value="0.47565354783108305" table:style-name="ce30">
            <text:p>47,6%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311" table:style-name="ce5">
            <text:p>3.311</text:p>
          </table:table-cell>
          <table:table-cell office:value-type="string" table:style-name="ce30">
            <text:p>-</text:p>
          </table:table-cell>
          <table:table-cell office:value-type="float" office:value="637" table:style-name="ce5">
            <text:p>637</text:p>
          </table:table-cell>
          <table:table-cell office:value-type="string" table:style-name="ce30">
            <text:p>-</text:p>
          </table:table-cell>
          <table:table-cell office:value-type="date" office:date-value="2021-05-27T00:00:00" table:style-name="ce8">
            <text:p>27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2131055" table:style-name="ce15">
            <text:p>12.131.055</text:p>
          </table:table-cell>
          <table:table-cell office:value-type="float" office:value="11494529" table:style-name="ce15">
            <text:p>11.494.529</text:p>
          </table:table-cell>
          <table:table-cell office:value-type="percentage" office:value="0.9475292132464983" table:style-name="ce16">
            <text:p>94,8%</text:p>
          </table:table-cell>
          <table:table-cell office:value-type="float" office:value="7074093" table:style-name="ce15">
            <text:p>7.074.093</text:p>
          </table:table-cell>
          <table:table-cell office:value-type="percentage" office:value="0.58313914164926295" table:style-name="ce16">
            <text:p>58,3%</text:p>
          </table:table-cell>
          <table:table-cell table:style-name="ce31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5" table:style-name="ce21"/>
          <table:table-cell office:value-type="float" office:value="804960" table:formula="of:=814320-9360" table:style-name="ce21">
            <text:p>804960</text:p>
          </table:table-cell>
          <table:table-cell table:number-columns-repeated="16378" table:style-name="ce21"/>
        </table:table-row>
        <table:table-row table:number-rows-repeated="1048549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default-cell-style-name="ce47"/>
        <table:table-column table:style-name="co3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con al menos 1 dosis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5">
            <text:p>Total Personas con al menos 1 dosis</text:p>
          </table:table-cell>
          <table:table-cell office:value-type="string" table:style-name="ce35">
            <text:p>Total Población INE Población a Vacunar (1)</text:p>
          </table:table-cell>
          <table:table-cell office:value-type="string" table:style-name="ce36">
            <text:p>% Con al menos 1 dosis sobre Población a Vacunar INE</text:p>
          </table:table-cell>
          <table:table-cell table:number-columns-repeated="16359" table:style-name="ce37"/>
        </table:table-row>
        <table:table-row table:style-name="ro4">
          <table:table-cell office:value-type="string" table:style-name="ce38">
            <text:p>Andalucía</text:p>
          </table:table-cell>
          <table:table-cell office:value-type="float" office:value="429539" table:style-name="ce39">
            <text:p>429.539</text:p>
          </table:table-cell>
          <table:table-cell office:value-type="float" office:value="413516" table:style-name="ce39">
            <text:p>413.516</text:p>
          </table:table-cell>
          <table:table-cell office:value-type="percentage" office:value="1" table:style-name="ce40">
            <text:p>100,0%</text:p>
          </table:table-cell>
          <table:table-cell office:value-type="float" office:value="638242" table:style-name="ce39">
            <text:p>638.242</text:p>
          </table:table-cell>
          <table:table-cell office:value-type="float" office:value="650381" table:style-name="ce39">
            <text:p>650.381</text:p>
          </table:table-cell>
          <table:table-cell office:value-type="percentage" office:value="0.98133555562047481" table:style-name="ce40">
            <text:p>98,1%</text:p>
          </table:table-cell>
          <table:table-cell office:value-type="float" office:value="815972" table:style-name="ce39">
            <text:p>815.972</text:p>
          </table:table-cell>
          <table:table-cell office:value-type="float" office:value="916147" table:style-name="ce39">
            <text:p>916.147</text:p>
          </table:table-cell>
          <table:table-cell office:value-type="percentage" office:value="0.89065619382042405" table:style-name="ce40">
            <text:p>89,1%</text:p>
          </table:table-cell>
          <table:table-cell office:value-type="float" office:value="758086" table:style-name="ce39">
            <text:p>758.086</text:p>
          </table:table-cell>
          <table:table-cell office:value-type="float" office:value="1265021" table:style-name="ce39">
            <text:p>1.265.021</text:p>
          </table:table-cell>
          <table:table-cell office:value-type="percentage" office:value="0.59926752204113609" table:style-name="ce40">
            <text:p>59,9%</text:p>
          </table:table-cell>
          <table:table-cell office:value-type="float" office:value="385871" table:style-name="ce39">
            <text:p>385.871</text:p>
          </table:table-cell>
          <table:table-cell office:value-type="float" office:value="3009381" table:style-name="ce39">
            <text:p>3.009.381</text:p>
          </table:table-cell>
          <table:table-cell office:value-type="percentage" office:value="0.12822271423924056" table:style-name="ce40">
            <text:p>12,8%</text:p>
          </table:table-cell>
          <table:table-cell office:value-type="float" office:value="38449" table:style-name="ce39">
            <text:p>38.449</text:p>
          </table:table-cell>
          <table:table-cell office:value-type="float" office:value="625846" table:style-name="ce39">
            <text:p>625.846</text:p>
          </table:table-cell>
          <table:table-cell office:value-type="percentage" office:value="6.1435241257433937E-2" table:style-name="ce40">
            <text:p>6,1%</text:p>
          </table:table-cell>
          <table:table-cell office:value-type="float" office:value="521" table:style-name="ce39">
            <text:p>521</text:p>
          </table:table-cell>
          <table:table-cell office:value-type="float" office:value="181921" table:style-name="ce39">
            <text:p>181.921</text:p>
          </table:table-cell>
          <table:table-cell office:value-type="percentage" office:value="2.8638804755910532E-3" table:style-name="ce40">
            <text:p>0,3%</text:p>
          </table:table-cell>
          <table:table-cell office:value-type="float" office:value="3066680" table:style-name="ce39">
            <text:p>3.066.680</text:p>
          </table:table-cell>
          <table:table-cell office:value-type="float" office:value="7062213" table:style-name="ce39">
            <text:p>7.062.213</text:p>
          </table:table-cell>
          <table:table-cell office:value-type="percentage" office:value="0.43423782318658471" table:style-name="ce40">
            <text:p>43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ragón</text:p>
          </table:table-cell>
          <table:table-cell office:value-type="float" office:value="100292" table:style-name="ce42">
            <text:p>100.292</text:p>
          </table:table-cell>
          <table:table-cell office:value-type="float" office:value="98807" table:style-name="ce42">
            <text:p>98.807</text:p>
          </table:table-cell>
          <table:table-cell office:value-type="percentage" office:value="1" table:style-name="ce43">
            <text:p>100,0%</text:p>
          </table:table-cell>
          <table:table-cell office:value-type="float" office:value="116592" table:style-name="ce42">
            <text:p>116.592</text:p>
          </table:table-cell>
          <table:table-cell office:value-type="float" office:value="118955" table:style-name="ce42">
            <text:p>118.955</text:p>
          </table:table-cell>
          <table:table-cell office:value-type="percentage" office:value="0.98013534529864232" table:style-name="ce43">
            <text:p>98,0%</text:p>
          </table:table-cell>
          <table:table-cell office:value-type="float" office:value="140748" table:style-name="ce42">
            <text:p>140.748</text:p>
          </table:table-cell>
          <table:table-cell office:value-type="float" office:value="156367" table:style-name="ce42">
            <text:p>156.367</text:p>
          </table:table-cell>
          <table:table-cell office:value-type="percentage" office:value="0.9001131952394047" table:style-name="ce43">
            <text:p>90,0%</text:p>
          </table:table-cell>
          <table:table-cell office:value-type="float" office:value="110387" table:style-name="ce42">
            <text:p>110.387</text:p>
          </table:table-cell>
          <table:table-cell office:value-type="float" office:value="198266" table:style-name="ce42">
            <text:p>198.266</text:p>
          </table:table-cell>
          <table:table-cell office:value-type="percentage" office:value="0.55676212764669686" table:style-name="ce43">
            <text:p>55,7%</text:p>
          </table:table-cell>
          <table:table-cell office:value-type="float" office:value="61930" table:style-name="ce42">
            <text:p>61.930</text:p>
          </table:table-cell>
          <table:table-cell office:value-type="float" office:value="446083" table:style-name="ce42">
            <text:p>446.083</text:p>
          </table:table-cell>
          <table:table-cell office:value-type="percentage" office:value="0.13883066604196978" table:style-name="ce43">
            <text:p>13,9%</text:p>
          </table:table-cell>
          <table:table-cell office:value-type="float" office:value="6737" table:style-name="ce42">
            <text:p>6.737</text:p>
          </table:table-cell>
          <table:table-cell office:value-type="float" office:value="89180" table:style-name="ce42">
            <text:p>89.180</text:p>
          </table:table-cell>
          <table:table-cell office:value-type="percentage" office:value="7.5543843911190844E-2" table:style-name="ce43">
            <text:p>7,6%</text:p>
          </table:table-cell>
          <table:table-cell office:value-type="float" office:value="60" table:style-name="ce42">
            <text:p>60</text:p>
          </table:table-cell>
          <table:table-cell office:value-type="float" office:value="25106" table:style-name="ce42">
            <text:p>25.106</text:p>
          </table:table-cell>
          <table:table-cell office:value-type="percentage" office:value="2.3898669640723333E-3" table:style-name="ce43">
            <text:p>0,2%</text:p>
          </table:table-cell>
          <table:table-cell office:value-type="float" office:value="536746" table:style-name="ce42">
            <text:p>536.746</text:p>
          </table:table-cell>
          <table:table-cell office:value-type="float" office:value="1132764" table:style-name="ce42">
            <text:p>1.132.764</text:p>
          </table:table-cell>
          <table:table-cell office:value-type="percentage" office:value="0.47383744539904166" table:style-name="ce43">
            <text:p>47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sturias<text:s/></text:p>
          </table:table-cell>
          <table:table-cell office:value-type="float" office:value="88035" table:style-name="ce42">
            <text:p>88.035</text:p>
          </table:table-cell>
          <table:table-cell office:value-type="float" office:value="87826" table:style-name="ce42">
            <text:p>87.826</text:p>
          </table:table-cell>
          <table:table-cell office:value-type="percentage" office:value="1" table:style-name="ce43">
            <text:p>100,0%</text:p>
          </table:table-cell>
          <table:table-cell office:value-type="float" office:value="112347" table:style-name="ce42">
            <text:p>112.347</text:p>
          </table:table-cell>
          <table:table-cell office:value-type="float" office:value="109249" table:style-name="ce42">
            <text:p>109.249</text:p>
          </table:table-cell>
          <table:table-cell office:value-type="percentage" office:value="1" table:style-name="ce43">
            <text:p>100,0%</text:p>
          </table:table-cell>
          <table:table-cell office:value-type="float" office:value="135086" table:style-name="ce42">
            <text:p>135.086</text:p>
          </table:table-cell>
          <table:table-cell office:value-type="float" office:value="149652" table:style-name="ce42">
            <text:p>149.652</text:p>
          </table:table-cell>
          <table:table-cell office:value-type="percentage" office:value="0.90266752198433697" table:style-name="ce43">
            <text:p>90,3%</text:p>
          </table:table-cell>
          <table:table-cell office:value-type="float" office:value="93887" table:style-name="ce42">
            <text:p>93.887</text:p>
          </table:table-cell>
          <table:table-cell office:value-type="float" office:value="162645" table:style-name="ce42">
            <text:p>162.645</text:p>
          </table:table-cell>
          <table:table-cell office:value-type="percentage" office:value="0.57725106827753692" table:style-name="ce43">
            <text:p>57,7%</text:p>
          </table:table-cell>
          <table:table-cell office:value-type="float" office:value="45147" table:style-name="ce42">
            <text:p>45.147</text:p>
          </table:table-cell>
          <table:table-cell office:value-type="float" office:value="322095" table:style-name="ce42">
            <text:p>322.095</text:p>
          </table:table-cell>
          <table:table-cell office:value-type="percentage" office:value="0.1401667209984632" table:style-name="ce43">
            <text:p>14,0%</text:p>
          </table:table-cell>
          <table:table-cell office:value-type="float" office:value="4547" table:style-name="ce42">
            <text:p>4.547</text:p>
          </table:table-cell>
          <table:table-cell office:value-type="float" office:value="54179" table:style-name="ce42">
            <text:p>54.179</text:p>
          </table:table-cell>
          <table:table-cell office:value-type="percentage" office:value="8.3925506192436189E-2" table:style-name="ce43">
            <text:p>8,4%</text:p>
          </table:table-cell>
          <table:table-cell office:value-type="float" office:value="43" table:style-name="ce42">
            <text:p>43</text:p>
          </table:table-cell>
          <table:table-cell office:value-type="float" office:value="15563" table:style-name="ce42">
            <text:p>15.563</text:p>
          </table:table-cell>
          <table:table-cell office:value-type="percentage" office:value="2.7629634389256569E-3" table:style-name="ce43">
            <text:p>0,3%</text:p>
          </table:table-cell>
          <table:table-cell office:value-type="float" office:value="479092" table:style-name="ce42">
            <text:p>479.092</text:p>
          </table:table-cell>
          <table:table-cell office:value-type="float" office:value="901209" table:style-name="ce42">
            <text:p>901.209</text:p>
          </table:table-cell>
          <table:table-cell office:value-type="percentage" office:value="0.53161031458851382" table:style-name="ce43">
            <text:p>53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Baleares</text:p>
          </table:table-cell>
          <table:table-cell office:value-type="float" office:value="50298" table:style-name="ce42">
            <text:p>50.298</text:p>
          </table:table-cell>
          <table:table-cell office:value-type="float" office:value="49542" table:style-name="ce42">
            <text:p>49.542</text:p>
          </table:table-cell>
          <table:table-cell office:value-type="percentage" office:value="1" table:style-name="ce43">
            <text:p>100,0%</text:p>
          </table:table-cell>
          <table:table-cell office:value-type="float" office:value="75866" table:style-name="ce42">
            <text:p>75.866</text:p>
          </table:table-cell>
          <table:table-cell office:value-type="float" office:value="80516" table:style-name="ce42">
            <text:p>80.516</text:p>
          </table:table-cell>
          <table:table-cell office:value-type="percentage" office:value="0.94224750360176857" table:style-name="ce43">
            <text:p>94,2%</text:p>
          </table:table-cell>
          <table:table-cell office:value-type="float" office:value="93889" table:style-name="ce42">
            <text:p>93.889</text:p>
          </table:table-cell>
          <table:table-cell office:value-type="float" office:value="117231" table:style-name="ce42">
            <text:p>117.231</text:p>
          </table:table-cell>
          <table:table-cell office:value-type="percentage" office:value="0.80088884339466526" table:style-name="ce43">
            <text:p>80,1%</text:p>
          </table:table-cell>
          <table:table-cell office:value-type="float" office:value="100576" table:style-name="ce42">
            <text:p>100.576</text:p>
          </table:table-cell>
          <table:table-cell office:value-type="float" office:value="165797" table:style-name="ce42">
            <text:p>165.797</text:p>
          </table:table-cell>
          <table:table-cell office:value-type="percentage" office:value="0.60662135020537167" table:style-name="ce43">
            <text:p>60,7%</text:p>
          </table:table-cell>
          <table:table-cell office:value-type="float" office:value="50369" table:style-name="ce42">
            <text:p>50.369</text:p>
          </table:table-cell>
          <table:table-cell office:value-type="float" office:value="464054" table:style-name="ce42">
            <text:p>464.054</text:p>
          </table:table-cell>
          <table:table-cell office:value-type="percentage" office:value="0.10854124735483371" table:style-name="ce43">
            <text:p>10,9%</text:p>
          </table:table-cell>
          <table:table-cell office:value-type="float" office:value="4396" table:style-name="ce42">
            <text:p>4.396</text:p>
          </table:table-cell>
          <table:table-cell office:value-type="float" office:value="85839" table:style-name="ce42">
            <text:p>85.839</text:p>
          </table:table-cell>
          <table:table-cell office:value-type="percentage" office:value="5.1212152984074839E-2" table:style-name="ce43">
            <text:p>5,1%</text:p>
          </table:table-cell>
          <table:table-cell office:value-type="float" office:value="42" table:style-name="ce42">
            <text:p>42</text:p>
          </table:table-cell>
          <table:table-cell office:value-type="float" office:value="23300" table:style-name="ce42">
            <text:p>23.300</text:p>
          </table:table-cell>
          <table:table-cell office:value-type="percentage" office:value="1.8025751072961373E-3" table:style-name="ce43">
            <text:p>0,2%</text:p>
          </table:table-cell>
          <table:table-cell office:value-type="float" office:value="375436" table:style-name="ce42">
            <text:p>375.436</text:p>
          </table:table-cell>
          <table:table-cell office:value-type="float" office:value="986279" table:style-name="ce42">
            <text:p>986.279</text:p>
          </table:table-cell>
          <table:table-cell office:value-type="percentage" office:value="0.38065902244699523" table:style-name="ce43">
            <text:p>38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arias</text:p>
          </table:table-cell>
          <table:table-cell office:value-type="float" office:value="90346" table:style-name="ce42">
            <text:p>90.346</text:p>
          </table:table-cell>
          <table:table-cell office:value-type="float" office:value="90236" table:style-name="ce42">
            <text:p>90.236</text:p>
          </table:table-cell>
          <table:table-cell office:value-type="percentage" office:value="1" table:style-name="ce43">
            <text:p>100,0%</text:p>
          </table:table-cell>
          <table:table-cell office:value-type="float" office:value="144646" table:style-name="ce42">
            <text:p>144.646</text:p>
          </table:table-cell>
          <table:table-cell office:value-type="float" office:value="154531" table:style-name="ce42">
            <text:p>154.531</text:p>
          </table:table-cell>
          <table:table-cell office:value-type="percentage" office:value="0.93603225242831534" table:style-name="ce43">
            <text:p>93,6%</text:p>
          </table:table-cell>
          <table:table-cell office:value-type="float" office:value="196894" table:style-name="ce42">
            <text:p>196.894</text:p>
          </table:table-cell>
          <table:table-cell office:value-type="float" office:value="235092" table:style-name="ce42">
            <text:p>235.092</text:p>
          </table:table-cell>
          <table:table-cell office:value-type="percentage" office:value="0.83751892875980471" table:style-name="ce43">
            <text:p>83,8%</text:p>
          </table:table-cell>
          <table:table-cell office:value-type="float" office:value="177547" table:style-name="ce42">
            <text:p>177.547</text:p>
          </table:table-cell>
          <table:table-cell office:value-type="float" office:value="350512" table:style-name="ce42">
            <text:p>350.512</text:p>
          </table:table-cell>
          <table:table-cell office:value-type="percentage" office:value="0.50653615282786324" table:style-name="ce43">
            <text:p>50,7%</text:p>
          </table:table-cell>
          <table:table-cell office:value-type="float" office:value="108116" table:style-name="ce42">
            <text:p>108.116</text:p>
          </table:table-cell>
          <table:table-cell office:value-type="float" office:value="832411" table:style-name="ce42">
            <text:p>832.411</text:p>
          </table:table-cell>
          <table:table-cell office:value-type="percentage" office:value="0.12988295445398967" table:style-name="ce43">
            <text:p>13,0%</text:p>
          </table:table-cell>
          <table:table-cell office:value-type="float" office:value="7971" table:style-name="ce42">
            <text:p>7.971</text:p>
          </table:table-cell>
          <table:table-cell office:value-type="float" office:value="163899" table:style-name="ce42">
            <text:p>163.899</text:p>
          </table:table-cell>
          <table:table-cell office:value-type="percentage" office:value="4.8633609723061154E-2" table:style-name="ce43">
            <text:p>4,9%</text:p>
          </table:table-cell>
          <table:table-cell office:value-type="float" office:value="78" table:style-name="ce42">
            <text:p>78</text:p>
          </table:table-cell>
          <table:table-cell office:value-type="float" office:value="44352" table:style-name="ce42">
            <text:p>44.352</text:p>
          </table:table-cell>
          <table:table-cell office:value-type="percentage" office:value="1.7586580086580087E-3" table:style-name="ce43">
            <text:p>0,2%</text:p>
          </table:table-cell>
          <table:table-cell office:value-type="float" office:value="725598" table:style-name="ce42">
            <text:p>725.598</text:p>
          </table:table-cell>
          <table:table-cell office:value-type="float" office:value="1871033" table:style-name="ce42">
            <text:p>1.871.033</text:p>
          </table:table-cell>
          <table:table-cell office:value-type="percentage" office:value="0.38780609428053914" table:style-name="ce43">
            <text:p>38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tabria</text:p>
          </table:table-cell>
          <table:table-cell office:value-type="float" office:value="41961" table:style-name="ce42">
            <text:p>41.961</text:p>
          </table:table-cell>
          <table:table-cell office:value-type="float" office:value="41042" table:style-name="ce42">
            <text:p>41.042</text:p>
          </table:table-cell>
          <table:table-cell office:value-type="percentage" office:value="1" table:style-name="ce43">
            <text:p>100,0%</text:p>
          </table:table-cell>
          <table:table-cell office:value-type="float" office:value="55192" table:style-name="ce42">
            <text:p>55.192</text:p>
          </table:table-cell>
          <table:table-cell office:value-type="float" office:value="53066" table:style-name="ce42">
            <text:p>53.066</text:p>
          </table:table-cell>
          <table:table-cell office:value-type="percentage" office:value="1" table:style-name="ce43">
            <text:p>100,0%</text:p>
          </table:table-cell>
          <table:table-cell office:value-type="float" office:value="70041" table:style-name="ce42">
            <text:p>70.041</text:p>
          </table:table-cell>
          <table:table-cell office:value-type="float" office:value="77345" table:style-name="ce42">
            <text:p>77.345</text:p>
          </table:table-cell>
          <table:table-cell office:value-type="percentage" office:value="0.90556597065097932" table:style-name="ce43">
            <text:p>90,6%</text:p>
          </table:table-cell>
          <table:table-cell office:value-type="float" office:value="38569" table:style-name="ce42">
            <text:p>38.569</text:p>
          </table:table-cell>
          <table:table-cell office:value-type="float" office:value="89964" table:style-name="ce42">
            <text:p>89.964</text:p>
          </table:table-cell>
          <table:table-cell office:value-type="percentage" office:value="0.42871593081677117" table:style-name="ce43">
            <text:p>42,9%</text:p>
          </table:table-cell>
          <table:table-cell office:value-type="float" office:value="25757" table:style-name="ce42">
            <text:p>25.757</text:p>
          </table:table-cell>
          <table:table-cell office:value-type="float" office:value="194241" table:style-name="ce42">
            <text:p>194.241</text:p>
          </table:table-cell>
          <table:table-cell office:value-type="percentage" office:value="0.13260331237998157" table:style-name="ce43">
            <text:p>13,3%</text:p>
          </table:table-cell>
          <table:table-cell office:value-type="float" office:value="1819" table:style-name="ce42">
            <text:p>1.819</text:p>
          </table:table-cell>
          <table:table-cell office:value-type="float" office:value="34935" table:style-name="ce42">
            <text:p>34.935</text:p>
          </table:table-cell>
          <table:table-cell office:value-type="percentage" office:value="5.2068126520681268E-2" table:style-name="ce43">
            <text:p>5,2%</text:p>
          </table:table-cell>
          <table:table-cell office:value-type="float" office:value="9" table:style-name="ce42">
            <text:p>9</text:p>
          </table:table-cell>
          <table:table-cell office:value-type="float" office:value="10791" table:style-name="ce42">
            <text:p>10.791</text:p>
          </table:table-cell>
          <table:table-cell office:value-type="percentage" office:value="8.3402835696413675E-4" table:style-name="ce43">
            <text:p>0,1%</text:p>
          </table:table-cell>
          <table:table-cell office:value-type="float" office:value="233348" table:style-name="ce42">
            <text:p>233.348</text:p>
          </table:table-cell>
          <table:table-cell office:value-type="float" office:value="501384" table:style-name="ce42">
            <text:p>501.384</text:p>
          </table:table-cell>
          <table:table-cell office:value-type="percentage" office:value="0.46540775134427903" table:style-name="ce43">
            <text:p>46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y Leon</text:p>
          </table:table-cell>
          <table:table-cell office:value-type="float" office:value="227800" table:style-name="ce42">
            <text:p>227.800</text:p>
          </table:table-cell>
          <table:table-cell office:value-type="float" office:value="223657" table:style-name="ce42">
            <text:p>223.657</text:p>
          </table:table-cell>
          <table:table-cell office:value-type="percentage" office:value="1" table:style-name="ce43">
            <text:p>100,0%</text:p>
          </table:table-cell>
          <table:table-cell office:value-type="float" office:value="247032" table:style-name="ce42">
            <text:p>247.032</text:p>
          </table:table-cell>
          <table:table-cell office:value-type="float" office:value="245410" table:style-name="ce42">
            <text:p>245.410</text:p>
          </table:table-cell>
          <table:table-cell office:value-type="percentage" office:value="1" table:style-name="ce43">
            <text:p>100,0%</text:p>
          </table:table-cell>
          <table:table-cell office:value-type="float" office:value="299573" table:style-name="ce42">
            <text:p>299.573</text:p>
          </table:table-cell>
          <table:table-cell office:value-type="float" office:value="318575" table:style-name="ce42">
            <text:p>318.575</text:p>
          </table:table-cell>
          <table:table-cell office:value-type="percentage" office:value="0.94035313505453977" table:style-name="ce43">
            <text:p>94,0%</text:p>
          </table:table-cell>
          <table:table-cell office:value-type="float" office:value="135164" table:style-name="ce42">
            <text:p>135.164</text:p>
          </table:table-cell>
          <table:table-cell office:value-type="float" office:value="381175" table:style-name="ce42">
            <text:p>381.175</text:p>
          </table:table-cell>
          <table:table-cell office:value-type="percentage" office:value="0.35459828162917295" table:style-name="ce43">
            <text:p>35,5%</text:p>
          </table:table-cell>
          <table:table-cell office:value-type="float" office:value="99442" table:style-name="ce42">
            <text:p>99.442</text:p>
          </table:table-cell>
          <table:table-cell office:value-type="float" office:value="738950" table:style-name="ce42">
            <text:p>738.950</text:p>
          </table:table-cell>
          <table:table-cell office:value-type="percentage" office:value="0.13457202787739359" table:style-name="ce43">
            <text:p>13,5%</text:p>
          </table:table-cell>
          <table:table-cell office:value-type="float" office:value="9160" table:style-name="ce42">
            <text:p>9.160</text:p>
          </table:table-cell>
          <table:table-cell office:value-type="float" office:value="144422" table:style-name="ce42">
            <text:p>144.422</text:p>
          </table:table-cell>
          <table:table-cell office:value-type="percentage" office:value="6.3425239921895554E-2" table:style-name="ce43">
            <text:p>6,3%</text:p>
          </table:table-cell>
          <table:table-cell office:value-type="float" office:value="114" table:style-name="ce42">
            <text:p>114</text:p>
          </table:table-cell>
          <table:table-cell office:value-type="float" office:value="40684" table:style-name="ce42">
            <text:p>40.684</text:p>
          </table:table-cell>
          <table:table-cell office:value-type="percentage" office:value="2.8020843574869726E-3" table:style-name="ce43">
            <text:p>0,3%</text:p>
          </table:table-cell>
          <table:table-cell office:value-type="float" office:value="1018285" table:style-name="ce42">
            <text:p>1.018.285</text:p>
          </table:table-cell>
          <table:table-cell office:value-type="float" office:value="2092873" table:style-name="ce42">
            <text:p>2.092.873</text:p>
          </table:table-cell>
          <table:table-cell office:value-type="percentage" office:value="0.486548873247445" table:style-name="ce43">
            <text:p>48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- La Mancha</text:p>
          </table:table-cell>
          <table:table-cell office:value-type="float" office:value="136795" table:style-name="ce42">
            <text:p>136.795</text:p>
          </table:table-cell>
          <table:table-cell office:value-type="float" office:value="135194" table:style-name="ce42">
            <text:p>135.194</text:p>
          </table:table-cell>
          <table:table-cell office:value-type="percentage" office:value="1" table:style-name="ce43">
            <text:p>100,0%</text:p>
          </table:table-cell>
          <table:table-cell office:value-type="float" office:value="155993" table:style-name="ce42">
            <text:p>155.993</text:p>
          </table:table-cell>
          <table:table-cell office:value-type="float" office:value="159101" table:style-name="ce42">
            <text:p>159.101</text:p>
          </table:table-cell>
          <table:table-cell office:value-type="percentage" office:value="0.98046523906197947" table:style-name="ce43">
            <text:p>98,0%</text:p>
          </table:table-cell>
          <table:table-cell office:value-type="float" office:value="203413" table:style-name="ce42">
            <text:p>203.413</text:p>
          </table:table-cell>
          <table:table-cell office:value-type="float" office:value="218444" table:style-name="ce42">
            <text:p>218.444</text:p>
          </table:table-cell>
          <table:table-cell office:value-type="percentage" office:value="0.93119060262584463" table:style-name="ce43">
            <text:p>93,1%</text:p>
          </table:table-cell>
          <table:table-cell office:value-type="float" office:value="189903" table:style-name="ce42">
            <text:p>189.903</text:p>
          </table:table-cell>
          <table:table-cell office:value-type="float" office:value="307478" table:style-name="ce42">
            <text:p>307.478</text:p>
          </table:table-cell>
          <table:table-cell office:value-type="percentage" office:value="0.61761491879093788" table:style-name="ce43">
            <text:p>61,8%</text:p>
          </table:table-cell>
          <table:table-cell office:value-type="float" office:value="89160" table:style-name="ce42">
            <text:p>89.160</text:p>
          </table:table-cell>
          <table:table-cell office:value-type="float" office:value="707865" table:style-name="ce42">
            <text:p>707.865</text:p>
          </table:table-cell>
          <table:table-cell office:value-type="percentage" office:value="0.12595622046576677" table:style-name="ce43">
            <text:p>12,6%</text:p>
          </table:table-cell>
          <table:table-cell office:value-type="float" office:value="7978" table:style-name="ce42">
            <text:p>7.978</text:p>
          </table:table-cell>
          <table:table-cell office:value-type="float" office:value="149518" table:style-name="ce42">
            <text:p>149.518</text:p>
          </table:table-cell>
          <table:table-cell office:value-type="percentage" office:value="5.3358124105458878E-2" table:style-name="ce43">
            <text:p>5,3%</text:p>
          </table:table-cell>
          <table:table-cell office:value-type="float" office:value="110" table:style-name="ce42">
            <text:p>110</text:p>
          </table:table-cell>
          <table:table-cell office:value-type="float" office:value="42364" table:style-name="ce42">
            <text:p>42.364</text:p>
          </table:table-cell>
          <table:table-cell office:value-type="percentage" office:value="2.5965442356717969E-3" table:style-name="ce43">
            <text:p>0,3%</text:p>
          </table:table-cell>
          <table:table-cell office:value-type="float" office:value="783352" table:style-name="ce42">
            <text:p>783.352</text:p>
          </table:table-cell>
          <table:table-cell office:value-type="float" office:value="1719964" table:style-name="ce42">
            <text:p>1.719.964</text:p>
          </table:table-cell>
          <table:table-cell office:value-type="percentage" office:value="0.45544674190855156" table:style-name="ce43">
            <text:p>45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taluña</text:p>
          </table:table-cell>
          <table:table-cell office:value-type="float" office:value="452841" table:style-name="ce42">
            <text:p>452.841</text:p>
          </table:table-cell>
          <table:table-cell office:value-type="float" office:value="447196" table:style-name="ce42">
            <text:p>447.196</text:p>
          </table:table-cell>
          <table:table-cell office:value-type="percentage" office:value="1" table:style-name="ce43">
            <text:p>100,0%</text:p>
          </table:table-cell>
          <table:table-cell office:value-type="float" office:value="601860" table:style-name="ce42">
            <text:p>601.860</text:p>
          </table:table-cell>
          <table:table-cell office:value-type="float" office:value="635292" table:style-name="ce42">
            <text:p>635.292</text:p>
          </table:table-cell>
          <table:table-cell office:value-type="percentage" office:value="0.94737538014015599" table:style-name="ce43">
            <text:p>94,7%</text:p>
          </table:table-cell>
          <table:table-cell office:value-type="float" office:value="701508" table:style-name="ce42">
            <text:p>701.508</text:p>
          </table:table-cell>
          <table:table-cell office:value-type="float" office:value="837584" table:style-name="ce42">
            <text:p>837.584</text:p>
          </table:table-cell>
          <table:table-cell office:value-type="percentage" office:value="0.83753748877724499" table:style-name="ce43">
            <text:p>83,8%</text:p>
          </table:table-cell>
          <table:table-cell office:value-type="float" office:value="661416" table:style-name="ce42">
            <text:p>661.416</text:p>
          </table:table-cell>
          <table:table-cell office:value-type="float" office:value="1091780" table:style-name="ce42">
            <text:p>1.091.780</text:p>
          </table:table-cell>
          <table:table-cell office:value-type="percentage" office:value="0.60581435820403373" table:style-name="ce43">
            <text:p>60,6%</text:p>
          </table:table-cell>
          <table:table-cell office:value-type="float" office:value="348504" table:style-name="ce42">
            <text:p>348.504</text:p>
          </table:table-cell>
          <table:table-cell office:value-type="float" office:value="2803626" table:style-name="ce42">
            <text:p>2.803.626</text:p>
          </table:table-cell>
          <table:table-cell office:value-type="percentage" office:value="0.1243047396478703" table:style-name="ce43">
            <text:p>12,4%</text:p>
          </table:table-cell>
          <table:table-cell office:value-type="float" office:value="47242" table:style-name="ce42">
            <text:p>47.242</text:p>
          </table:table-cell>
          <table:table-cell office:value-type="float" office:value="556316" table:style-name="ce42">
            <text:p>556.316</text:p>
          </table:table-cell>
          <table:table-cell office:value-type="percentage" office:value="8.4919362376778662E-2" table:style-name="ce43">
            <text:p>8,5%</text:p>
          </table:table-cell>
          <table:table-cell office:value-type="float" office:value="788" table:style-name="ce42">
            <text:p>788</text:p>
          </table:table-cell>
          <table:table-cell office:value-type="float" office:value="159864" table:style-name="ce42">
            <text:p>159.864</text:p>
          </table:table-cell>
          <table:table-cell office:value-type="percentage" office:value="4.9291898113396383E-3" table:style-name="ce43">
            <text:p>0,5%</text:p>
          </table:table-cell>
          <table:table-cell office:value-type="float" office:value="2814159" table:style-name="ce42">
            <text:p>2.814.159</text:p>
          </table:table-cell>
          <table:table-cell office:value-type="float" office:value="6531658" table:style-name="ce42">
            <text:p>6.531.658</text:p>
          </table:table-cell>
          <table:table-cell office:value-type="percentage" office:value="0.43084910446933994" table:style-name="ce43">
            <text:p>43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. Valenciana</text:p>
          </table:table-cell>
          <table:table-cell office:value-type="float" office:value="293321" table:style-name="ce42">
            <text:p>293.321</text:p>
          </table:table-cell>
          <table:table-cell office:value-type="float" office:value="276531" table:style-name="ce42">
            <text:p>276.531</text:p>
          </table:table-cell>
          <table:table-cell office:value-type="percentage" office:value="1" table:style-name="ce43">
            <text:p>100,0%</text:p>
          </table:table-cell>
          <table:table-cell office:value-type="float" office:value="424037" table:style-name="ce42">
            <text:p>424.037</text:p>
          </table:table-cell>
          <table:table-cell office:value-type="float" office:value="437862" table:style-name="ce42">
            <text:p>437.862</text:p>
          </table:table-cell>
          <table:table-cell office:value-type="percentage" office:value="0.96842612512618131" table:style-name="ce43">
            <text:p>96,8%</text:p>
          </table:table-cell>
          <table:table-cell office:value-type="float" office:value="512687" table:style-name="ce42">
            <text:p>512.687</text:p>
          </table:table-cell>
          <table:table-cell office:value-type="float" office:value="580728" table:style-name="ce42">
            <text:p>580.728</text:p>
          </table:table-cell>
          <table:table-cell office:value-type="percentage" office:value="0.88283499331873094" table:style-name="ce43">
            <text:p>88,3%</text:p>
          </table:table-cell>
          <table:table-cell office:value-type="float" office:value="338175" table:style-name="ce42">
            <text:p>338.175</text:p>
          </table:table-cell>
          <table:table-cell office:value-type="float" office:value="752334" table:style-name="ce42">
            <text:p>752.334</text:p>
          </table:table-cell>
          <table:table-cell office:value-type="percentage" office:value="0.4495011524136886" table:style-name="ce43">
            <text:p>45,0%</text:p>
          </table:table-cell>
          <table:table-cell office:value-type="float" office:value="214656" table:style-name="ce42">
            <text:p>214.656</text:p>
          </table:table-cell>
          <table:table-cell office:value-type="float" office:value="1765967" table:style-name="ce42">
            <text:p>1.765.967</text:p>
          </table:table-cell>
          <table:table-cell office:value-type="percentage" office:value="0.12155153522121308" table:style-name="ce43">
            <text:p>12,2%</text:p>
          </table:table-cell>
          <table:table-cell office:value-type="float" office:value="21063" table:style-name="ce42">
            <text:p>21.063</text:p>
          </table:table-cell>
          <table:table-cell office:value-type="float" office:value="352834" table:style-name="ce42">
            <text:p>352.834</text:p>
          </table:table-cell>
          <table:table-cell office:value-type="percentage" office:value="5.9696627875998345E-2" table:style-name="ce43">
            <text:p>6,0%</text:p>
          </table:table-cell>
          <table:table-cell office:value-type="float" office:value="188" table:style-name="ce42">
            <text:p>188</text:p>
          </table:table-cell>
          <table:table-cell office:value-type="float" office:value="103049" table:style-name="ce42">
            <text:p>103.049</text:p>
          </table:table-cell>
          <table:table-cell office:value-type="percentage" office:value="1.824374811982649E-3" table:style-name="ce43">
            <text:p>0,2%</text:p>
          </table:table-cell>
          <table:table-cell office:value-type="float" office:value="1804127" table:style-name="ce42">
            <text:p>1.804.127</text:p>
          </table:table-cell>
          <table:table-cell office:value-type="float" office:value="4269305" table:style-name="ce42">
            <text:p>4.269.305</text:p>
          </table:table-cell>
          <table:table-cell office:value-type="percentage" office:value="0.42258095872747437" table:style-name="ce43">
            <text:p>42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Extremadura</text:p>
          </table:table-cell>
          <table:table-cell office:value-type="float" office:value="77876" table:style-name="ce42">
            <text:p>77.876</text:p>
          </table:table-cell>
          <table:table-cell office:value-type="float" office:value="76005" table:style-name="ce42">
            <text:p>76.005</text:p>
          </table:table-cell>
          <table:table-cell office:value-type="percentage" office:value="1" table:style-name="ce43">
            <text:p>100,0%</text:p>
          </table:table-cell>
          <table:table-cell office:value-type="float" office:value="94888" table:style-name="ce42">
            <text:p>94.888</text:p>
          </table:table-cell>
          <table:table-cell office:value-type="float" office:value="91876" table:style-name="ce42">
            <text:p>91.876</text:p>
          </table:table-cell>
          <table:table-cell office:value-type="percentage" office:value="1" table:style-name="ce43">
            <text:p>100,0%</text:p>
          </table:table-cell>
          <table:table-cell office:value-type="float" office:value="124557" table:style-name="ce42">
            <text:p>124.557</text:p>
          </table:table-cell>
          <table:table-cell office:value-type="float" office:value="125297" table:style-name="ce42">
            <text:p>125.297</text:p>
          </table:table-cell>
          <table:table-cell office:value-type="percentage" office:value="0.9940940325785933" table:style-name="ce43">
            <text:p>99,4%</text:p>
          </table:table-cell>
          <table:table-cell office:value-type="float" office:value="86713" table:style-name="ce42">
            <text:p>86.713</text:p>
          </table:table-cell>
          <table:table-cell office:value-type="float" office:value="169216" table:style-name="ce42">
            <text:p>169.216</text:p>
          </table:table-cell>
          <table:table-cell office:value-type="percentage" office:value="0.51243972201210286" table:style-name="ce43">
            <text:p>51,2%</text:p>
          </table:table-cell>
          <table:table-cell office:value-type="float" office:value="48947" table:style-name="ce42">
            <text:p>48.947</text:p>
          </table:table-cell>
          <table:table-cell office:value-type="float" office:value="351778" table:style-name="ce42">
            <text:p>351.778</text:p>
          </table:table-cell>
          <table:table-cell office:value-type="percentage" office:value="0.13914173143289232" table:style-name="ce43">
            <text:p>13,9%</text:p>
          </table:table-cell>
          <table:table-cell office:value-type="float" office:value="2810" table:style-name="ce42">
            <text:p>2.810</text:p>
          </table:table-cell>
          <table:table-cell office:value-type="float" office:value="76088" table:style-name="ce42">
            <text:p>76.088</text:p>
          </table:table-cell>
          <table:table-cell office:value-type="percentage" office:value="3.6930922090211336E-2" table:style-name="ce43">
            <text:p>3,7%</text:p>
          </table:table-cell>
          <table:table-cell office:value-type="float" office:value="72" table:style-name="ce42">
            <text:p>72</text:p>
          </table:table-cell>
          <table:table-cell office:value-type="float" office:value="20953" table:style-name="ce42">
            <text:p>20.953</text:p>
          </table:table-cell>
          <table:table-cell office:value-type="percentage" office:value="3.4362621104376463E-3" table:style-name="ce43">
            <text:p>0,3%</text:p>
          </table:table-cell>
          <table:table-cell office:value-type="float" office:value="435863" table:style-name="ce42">
            <text:p>435.863</text:p>
          </table:table-cell>
          <table:table-cell office:value-type="float" office:value="911213" table:style-name="ce42">
            <text:p>911.213</text:p>
          </table:table-cell>
          <table:table-cell office:value-type="percentage" office:value="0.47833272791323217" table:style-name="ce43">
            <text:p>47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Galicia</text:p>
          </table:table-cell>
          <table:table-cell office:value-type="float" office:value="239770" table:style-name="ce42">
            <text:p>239.770</text:p>
          </table:table-cell>
          <table:table-cell office:value-type="float" office:value="234302" table:style-name="ce42">
            <text:p>234.302</text:p>
          </table:table-cell>
          <table:table-cell office:value-type="percentage" office:value="1" table:style-name="ce43">
            <text:p>100,0%</text:p>
          </table:table-cell>
          <table:table-cell office:value-type="float" office:value="285252" table:style-name="ce42">
            <text:p>285.252</text:p>
          </table:table-cell>
          <table:table-cell office:value-type="float" office:value="289762" table:style-name="ce42">
            <text:p>289.762</text:p>
          </table:table-cell>
          <table:table-cell office:value-type="percentage" office:value="0.98443550223976917" table:style-name="ce43">
            <text:p>98,4%</text:p>
          </table:table-cell>
          <table:table-cell office:value-type="float" office:value="323567" table:style-name="ce42">
            <text:p>323.567</text:p>
          </table:table-cell>
          <table:table-cell office:value-type="float" office:value="346927" table:style-name="ce42">
            <text:p>346.927</text:p>
          </table:table-cell>
          <table:table-cell office:value-type="percentage" office:value="0.93266594989724061" table:style-name="ce43">
            <text:p>93,3%</text:p>
          </table:table-cell>
          <table:table-cell office:value-type="float" office:value="238752" table:style-name="ce42">
            <text:p>238.752</text:p>
          </table:table-cell>
          <table:table-cell office:value-type="float" office:value="405889" table:style-name="ce42">
            <text:p>405.889</text:p>
          </table:table-cell>
          <table:table-cell office:value-type="percentage" office:value="0.58821993205038814" table:style-name="ce43">
            <text:p>58,8%</text:p>
          </table:table-cell>
          <table:table-cell office:value-type="float" office:value="104405" table:style-name="ce42">
            <text:p>104.405</text:p>
          </table:table-cell>
          <table:table-cell office:value-type="float" office:value="889004" table:style-name="ce42">
            <text:p>889.004</text:p>
          </table:table-cell>
          <table:table-cell office:value-type="percentage" office:value="0.11744041646606765" table:style-name="ce43">
            <text:p>11,7%</text:p>
          </table:table-cell>
          <table:table-cell office:value-type="float" office:value="6464" table:style-name="ce42">
            <text:p>6.464</text:p>
          </table:table-cell>
          <table:table-cell office:value-type="float" office:value="152745" table:style-name="ce42">
            <text:p>152.745</text:p>
          </table:table-cell>
          <table:table-cell office:value-type="percentage" office:value="4.2318897508920095E-2" table:style-name="ce43">
            <text:p>4,2%</text:p>
          </table:table-cell>
          <table:table-cell office:value-type="float" office:value="44" table:style-name="ce42">
            <text:p>44</text:p>
          </table:table-cell>
          <table:table-cell office:value-type="float" office:value="44014" table:style-name="ce42">
            <text:p>44.014</text:p>
          </table:table-cell>
          <table:table-cell office:value-type="percentage" office:value="9.9968191938928528E-4" table:style-name="ce43">
            <text:p>0,1%</text:p>
          </table:table-cell>
          <table:table-cell office:value-type="float" office:value="1198254" table:style-name="ce42">
            <text:p>1.198.254</text:p>
          </table:table-cell>
          <table:table-cell office:value-type="float" office:value="2362643" table:style-name="ce42">
            <text:p>2.362.643</text:p>
          </table:table-cell>
          <table:table-cell office:value-type="percentage" office:value="0.50716676196954003" table:style-name="ce43">
            <text:p>50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La Rioja</text:p>
          </table:table-cell>
          <table:table-cell office:value-type="float" office:value="23225" table:style-name="ce42">
            <text:p>23.225</text:p>
          </table:table-cell>
          <table:table-cell office:value-type="float" office:value="22207" table:style-name="ce42">
            <text:p>22.207</text:p>
          </table:table-cell>
          <table:table-cell office:value-type="percentage" office:value="1" table:style-name="ce43">
            <text:p>100,0%</text:p>
          </table:table-cell>
          <table:table-cell office:value-type="float" office:value="28288" table:style-name="ce42">
            <text:p>28.288</text:p>
          </table:table-cell>
          <table:table-cell office:value-type="float" office:value="28125" table:style-name="ce42">
            <text:p>28.125</text:p>
          </table:table-cell>
          <table:table-cell office:value-type="percentage" office:value="1" table:style-name="ce43">
            <text:p>100,0%</text:p>
          </table:table-cell>
          <table:table-cell office:value-type="float" office:value="35448" table:style-name="ce42">
            <text:p>35.448</text:p>
          </table:table-cell>
          <table:table-cell office:value-type="float" office:value="37718" table:style-name="ce42">
            <text:p>37.718</text:p>
          </table:table-cell>
          <table:table-cell office:value-type="percentage" office:value="0.93981653322021319" table:style-name="ce43">
            <text:p>94,0%</text:p>
          </table:table-cell>
          <table:table-cell office:value-type="float" office:value="19350" table:style-name="ce42">
            <text:p>19.350</text:p>
          </table:table-cell>
          <table:table-cell office:value-type="float" office:value="47664" table:style-name="ce42">
            <text:p>47.664</text:p>
          </table:table-cell>
          <table:table-cell office:value-type="percentage" office:value="0.4059667673716012" table:style-name="ce43">
            <text:p>40,6%</text:p>
          </table:table-cell>
          <table:table-cell office:value-type="float" office:value="14569" table:style-name="ce42">
            <text:p>14.569</text:p>
          </table:table-cell>
          <table:table-cell office:value-type="float" office:value="107618" table:style-name="ce42">
            <text:p>107.618</text:p>
          </table:table-cell>
          <table:table-cell office:value-type="percentage" office:value="0.13537698154583805" table:style-name="ce43">
            <text:p>13,5%</text:p>
          </table:table-cell>
          <table:table-cell office:value-type="float" office:value="1470" table:style-name="ce42">
            <text:p>1.470</text:p>
          </table:table-cell>
          <table:table-cell office:value-type="float" office:value="21170" table:style-name="ce42">
            <text:p>21.170</text:p>
          </table:table-cell>
          <table:table-cell office:value-type="percentage" office:value="6.9437883797827116E-2" table:style-name="ce43">
            <text:p>6,9%</text:p>
          </table:table-cell>
          <table:table-cell office:value-type="float" office:value="10" table:style-name="ce42">
            <text:p>10</text:p>
          </table:table-cell>
          <table:table-cell office:value-type="float" office:value="6286" table:style-name="ce42">
            <text:p>6.286</text:p>
          </table:table-cell>
          <table:table-cell office:value-type="percentage" office:value="1.590836780146357E-3" table:style-name="ce43">
            <text:p>0,2%</text:p>
          </table:table-cell>
          <table:table-cell office:value-type="float" office:value="122360" table:style-name="ce42">
            <text:p>122.360</text:p>
          </table:table-cell>
          <table:table-cell office:value-type="float" office:value="270788" table:style-name="ce42">
            <text:p>270.788</text:p>
          </table:table-cell>
          <table:table-cell office:value-type="percentage" office:value="0.45186640471512768" table:style-name="ce43">
            <text:p>45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adrid</text:p>
          </table:table-cell>
          <table:table-cell office:value-type="float" office:value="368664" table:style-name="ce42">
            <text:p>368.664</text:p>
          </table:table-cell>
          <table:table-cell office:value-type="float" office:value="364122" table:style-name="ce42">
            <text:p>364.122</text:p>
          </table:table-cell>
          <table:table-cell office:value-type="percentage" office:value="1" table:style-name="ce43">
            <text:p>100,0%</text:p>
          </table:table-cell>
          <table:table-cell office:value-type="float" office:value="498309" table:style-name="ce42">
            <text:p>498.309</text:p>
          </table:table-cell>
          <table:table-cell office:value-type="float" office:value="526081" table:style-name="ce42">
            <text:p>526.081</text:p>
          </table:table-cell>
          <table:table-cell office:value-type="percentage" office:value="0.94720965022496539" table:style-name="ce43">
            <text:p>94,7%</text:p>
          </table:table-cell>
          <table:table-cell office:value-type="float" office:value="620128" table:style-name="ce42">
            <text:p>620.128</text:p>
          </table:table-cell>
          <table:table-cell office:value-type="float" office:value="703323" table:style-name="ce42">
            <text:p>703.323</text:p>
          </table:table-cell>
          <table:table-cell office:value-type="percentage" office:value="0.88171153225473931" table:style-name="ce43">
            <text:p>88,2%</text:p>
          </table:table-cell>
          <table:table-cell office:value-type="float" office:value="505461" table:style-name="ce42">
            <text:p>505.461</text:p>
          </table:table-cell>
          <table:table-cell office:value-type="float" office:value="972783" table:style-name="ce42">
            <text:p>972.783</text:p>
          </table:table-cell>
          <table:table-cell office:value-type="percentage" office:value="0.51960303582607836" table:style-name="ce43">
            <text:p>52,0%</text:p>
          </table:table-cell>
          <table:table-cell office:value-type="float" office:value="322201" table:style-name="ce42">
            <text:p>322.201</text:p>
          </table:table-cell>
          <table:table-cell office:value-type="float" office:value="2513737" table:style-name="ce42">
            <text:p>2.513.737</text:p>
          </table:table-cell>
          <table:table-cell office:value-type="percentage" office:value="0.12817609797683688" table:style-name="ce43">
            <text:p>12,8%</text:p>
          </table:table-cell>
          <table:table-cell office:value-type="float" office:value="31978" table:style-name="ce42">
            <text:p>31.978</text:p>
          </table:table-cell>
          <table:table-cell office:value-type="float" office:value="479716" table:style-name="ce42">
            <text:p>479.716</text:p>
          </table:table-cell>
          <table:table-cell office:value-type="percentage" office:value="6.66602739954473E-2" table:style-name="ce43">
            <text:p>6,7%</text:p>
          </table:table-cell>
          <table:table-cell office:value-type="float" office:value="437" table:style-name="ce42">
            <text:p>437</text:p>
          </table:table-cell>
          <table:table-cell office:value-type="float" office:value="135861" table:style-name="ce42">
            <text:p>135.861</text:p>
          </table:table-cell>
          <table:table-cell office:value-type="percentage" office:value="3.2165227695953951E-3" table:style-name="ce43">
            <text:p>0,3%</text:p>
          </table:table-cell>
          <table:table-cell office:value-type="float" office:value="2347178" table:style-name="ce42">
            <text:p>2.347.178</text:p>
          </table:table-cell>
          <table:table-cell office:value-type="float" office:value="5695623" table:style-name="ce42">
            <text:p>5.695.623</text:p>
          </table:table-cell>
          <table:table-cell office:value-type="percentage" office:value="0.41210206504187513" table:style-name="ce43">
            <text:p>41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urcia</text:p>
          </table:table-cell>
          <table:table-cell office:value-type="float" office:value="72830" table:style-name="ce42">
            <text:p>72.830</text:p>
          </table:table-cell>
          <table:table-cell office:value-type="float" office:value="69771" table:style-name="ce42">
            <text:p>69.771</text:p>
          </table:table-cell>
          <table:table-cell office:value-type="percentage" office:value="1" table:style-name="ce43">
            <text:p>100,0%</text:p>
          </table:table-cell>
          <table:table-cell office:value-type="float" office:value="98231" table:style-name="ce42">
            <text:p>98.231</text:p>
          </table:table-cell>
          <table:table-cell office:value-type="float" office:value="102899" table:style-name="ce42">
            <text:p>102.899</text:p>
          </table:table-cell>
          <table:table-cell office:value-type="percentage" office:value="0.95463512764944269" table:style-name="ce43">
            <text:p>95,5%</text:p>
          </table:table-cell>
          <table:table-cell office:value-type="float" office:value="125181" table:style-name="ce42">
            <text:p>125.181</text:p>
          </table:table-cell>
          <table:table-cell office:value-type="float" office:value="146909" table:style-name="ce42">
            <text:p>146.909</text:p>
          </table:table-cell>
          <table:table-cell office:value-type="percentage" office:value="0.85209891837804352" table:style-name="ce43">
            <text:p>85,2%</text:p>
          </table:table-cell>
          <table:table-cell office:value-type="float" office:value="104464" table:style-name="ce42">
            <text:p>104.464</text:p>
          </table:table-cell>
          <table:table-cell office:value-type="float" office:value="213256" table:style-name="ce42">
            <text:p>213.256</text:p>
          </table:table-cell>
          <table:table-cell office:value-type="percentage" office:value="0.48985257155718948" table:style-name="ce43">
            <text:p>49,0%</text:p>
          </table:table-cell>
          <table:table-cell office:value-type="float" office:value="63067" table:style-name="ce42">
            <text:p>63.067</text:p>
          </table:table-cell>
          <table:table-cell office:value-type="float" office:value="551265" table:style-name="ce42">
            <text:p>551.265</text:p>
          </table:table-cell>
          <table:table-cell office:value-type="percentage" office:value="0.11440414319791752" table:style-name="ce43">
            <text:p>11,4%</text:p>
          </table:table-cell>
          <table:table-cell office:value-type="float" office:value="7338" table:style-name="ce42">
            <text:p>7.338</text:p>
          </table:table-cell>
          <table:table-cell office:value-type="float" office:value="118667" table:style-name="ce42">
            <text:p>118.667</text:p>
          </table:table-cell>
          <table:table-cell office:value-type="percentage" office:value="6.1836904952514177E-2" table:style-name="ce43">
            <text:p>6,2%</text:p>
          </table:table-cell>
          <table:table-cell office:value-type="float" office:value="134" table:style-name="ce42">
            <text:p>134</text:p>
          </table:table-cell>
          <table:table-cell office:value-type="float" office:value="34712" table:style-name="ce42">
            <text:p>34.712</text:p>
          </table:table-cell>
          <table:table-cell office:value-type="percentage" office:value="3.860336483060613E-3" table:style-name="ce43">
            <text:p>0,4%</text:p>
          </table:table-cell>
          <table:table-cell office:value-type="float" office:value="471245" table:style-name="ce42">
            <text:p>471.245</text:p>
          </table:table-cell>
          <table:table-cell office:value-type="float" office:value="1237479" table:style-name="ce42">
            <text:p>1.237.479</text:p>
          </table:table-cell>
          <table:table-cell office:value-type="percentage" office:value="0.38081050264287314" table:style-name="ce43">
            <text:p>38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Navarra</text:p>
          </table:table-cell>
          <table:table-cell office:value-type="float" office:value="42268" table:style-name="ce42">
            <text:p>42.268</text:p>
          </table:table-cell>
          <table:table-cell office:value-type="float" office:value="41166" table:style-name="ce42">
            <text:p>41.166</text:p>
          </table:table-cell>
          <table:table-cell office:value-type="percentage" office:value="1" table:style-name="ce43">
            <text:p>100,0%</text:p>
          </table:table-cell>
          <table:table-cell office:value-type="float" office:value="55286" table:style-name="ce42">
            <text:p>55.286</text:p>
          </table:table-cell>
          <table:table-cell office:value-type="float" office:value="55792" table:style-name="ce42">
            <text:p>55.792</text:p>
          </table:table-cell>
          <table:table-cell office:value-type="percentage" office:value="0.99093059936908512" table:style-name="ce43">
            <text:p>99,1%</text:p>
          </table:table-cell>
          <table:table-cell office:value-type="float" office:value="67727" table:style-name="ce42">
            <text:p>67.727</text:p>
          </table:table-cell>
          <table:table-cell office:value-type="float" office:value="73844" table:style-name="ce42">
            <text:p>73.844</text:p>
          </table:table-cell>
          <table:table-cell office:value-type="percentage" office:value="0.91716320892692704" table:style-name="ce43">
            <text:p>91,7%</text:p>
          </table:table-cell>
          <table:table-cell office:value-type="float" office:value="57008" table:style-name="ce42">
            <text:p>57.008</text:p>
          </table:table-cell>
          <table:table-cell office:value-type="float" office:value="96694" table:style-name="ce42">
            <text:p>96.694</text:p>
          </table:table-cell>
          <table:table-cell office:value-type="percentage" office:value="0.58957122468819156" table:style-name="ce43">
            <text:p>59,0%</text:p>
          </table:table-cell>
          <table:table-cell office:value-type="float" office:value="30136" table:style-name="ce42">
            <text:p>30.136</text:p>
          </table:table-cell>
          <table:table-cell office:value-type="float" office:value="223028" table:style-name="ce42">
            <text:p>223.028</text:p>
          </table:table-cell>
          <table:table-cell office:value-type="percentage" office:value="0.13512204745592482" table:style-name="ce43">
            <text:p>13,5%</text:p>
          </table:table-cell>
          <table:table-cell office:value-type="float" office:value="3664" table:style-name="ce42">
            <text:p>3.664</text:p>
          </table:table-cell>
          <table:table-cell office:value-type="float" office:value="48505" table:style-name="ce42">
            <text:p>48.505</text:p>
          </table:table-cell>
          <table:table-cell office:value-type="percentage" office:value="7.5538604267601284E-2" table:style-name="ce43">
            <text:p>7,6%</text:p>
          </table:table-cell>
          <table:table-cell office:value-type="float" office:value="9" table:style-name="ce42">
            <text:p>9</text:p>
          </table:table-cell>
          <table:table-cell office:value-type="float" office:value="13906" table:style-name="ce42">
            <text:p>13.906</text:p>
          </table:table-cell>
          <table:table-cell office:value-type="percentage" office:value="6.4720264633970944E-4" table:style-name="ce43">
            <text:p>0,1%</text:p>
          </table:table-cell>
          <table:table-cell office:value-type="float" office:value="256098" table:style-name="ce42">
            <text:p>256.098</text:p>
          </table:table-cell>
          <table:table-cell office:value-type="float" office:value="552935" table:style-name="ce42">
            <text:p>552.935</text:p>
          </table:table-cell>
          <table:table-cell office:value-type="percentage" office:value="0.4631611310551873" table:style-name="ce43">
            <text:p>46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País Vasco</text:p>
          </table:table-cell>
          <table:table-cell office:value-type="float" office:value="161547" table:style-name="ce42">
            <text:p>161.547</text:p>
          </table:table-cell>
          <table:table-cell office:value-type="float" office:value="157950" table:style-name="ce42">
            <text:p>157.950</text:p>
          </table:table-cell>
          <table:table-cell office:value-type="percentage" office:value="1" table:style-name="ce43">
            <text:p>100,0%</text:p>
          </table:table-cell>
          <table:table-cell office:value-type="float" office:value="209024" table:style-name="ce42">
            <text:p>209.024</text:p>
          </table:table-cell>
          <table:table-cell office:value-type="float" office:value="213081" table:style-name="ce42">
            <text:p>213.081</text:p>
          </table:table-cell>
          <table:table-cell office:value-type="percentage" office:value="0.98096029209549418" table:style-name="ce43">
            <text:p>98,1%</text:p>
          </table:table-cell>
          <table:table-cell office:value-type="float" office:value="262812" table:style-name="ce42">
            <text:p>262.812</text:p>
          </table:table-cell>
          <table:table-cell office:value-type="float" office:value="280119" table:style-name="ce42">
            <text:p>280.119</text:p>
          </table:table-cell>
          <table:table-cell office:value-type="percentage" office:value="0.93821554410803976" table:style-name="ce43">
            <text:p>93,8%</text:p>
          </table:table-cell>
          <table:table-cell office:value-type="float" office:value="167586" table:style-name="ce42">
            <text:p>167.586</text:p>
          </table:table-cell>
          <table:table-cell office:value-type="float" office:value="339977" table:style-name="ce42">
            <text:p>339.977</text:p>
          </table:table-cell>
          <table:table-cell office:value-type="percentage" office:value="0.49293334549101853" table:style-name="ce43">
            <text:p>49,3%</text:p>
          </table:table-cell>
          <table:table-cell office:value-type="float" office:value="99083" table:style-name="ce42">
            <text:p>99.083</text:p>
          </table:table-cell>
          <table:table-cell office:value-type="float" office:value="724849" table:style-name="ce42">
            <text:p>724.849</text:p>
          </table:table-cell>
          <table:table-cell office:value-type="percentage" office:value="0.13669467709826461" table:style-name="ce43">
            <text:p>13,7%</text:p>
          </table:table-cell>
          <table:table-cell office:value-type="float" office:value="12589" table:style-name="ce42">
            <text:p>12.589</text:p>
          </table:table-cell>
          <table:table-cell office:value-type="float" office:value="140323" table:style-name="ce42">
            <text:p>140.323</text:p>
          </table:table-cell>
          <table:table-cell office:value-type="percentage" office:value="8.9714444531545076E-2" table:style-name="ce43">
            <text:p>9,0%</text:p>
          </table:table-cell>
          <table:table-cell office:value-type="float" office:value="41" table:style-name="ce42">
            <text:p>41</text:p>
          </table:table-cell>
          <table:table-cell office:value-type="float" office:value="41824" table:style-name="ce42">
            <text:p>41.824</text:p>
          </table:table-cell>
          <table:table-cell office:value-type="percentage" office:value="9.8029839326702365E-4" table:style-name="ce43">
            <text:p>0,1%</text:p>
          </table:table-cell>
          <table:table-cell office:value-type="float" office:value="912682" table:style-name="ce42">
            <text:p>912.682</text:p>
          </table:table-cell>
          <table:table-cell office:value-type="float" office:value="1898123" table:style-name="ce42">
            <text:p>1.898.123</text:p>
          </table:table-cell>
          <table:table-cell office:value-type="percentage" office:value="0.48083396070749895" table:style-name="ce43">
            <text:p>48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euta</text:p>
          </table:table-cell>
          <table:table-cell office:value-type="float" office:value="2337" table:style-name="ce42">
            <text:p>2.337</text:p>
          </table:table-cell>
          <table:table-cell office:value-type="float" office:value="2605" table:style-name="ce42">
            <text:p>2.605</text:p>
          </table:table-cell>
          <table:table-cell office:value-type="percentage" office:value="0.89712092130518239" table:style-name="ce43">
            <text:p>89,7%</text:p>
          </table:table-cell>
          <table:table-cell office:value-type="float" office:value="3715" table:style-name="ce42">
            <text:p>3.715</text:p>
          </table:table-cell>
          <table:table-cell office:value-type="float" office:value="4318" table:style-name="ce42">
            <text:p>4.318</text:p>
          </table:table-cell>
          <table:table-cell office:value-type="percentage" office:value="0.86035201482167667" table:style-name="ce43">
            <text:p>86,0%</text:p>
          </table:table-cell>
          <table:table-cell office:value-type="float" office:value="6334" table:style-name="ce42">
            <text:p>6.334</text:p>
          </table:table-cell>
          <table:table-cell office:value-type="float" office:value="7857" table:style-name="ce42">
            <text:p>7.857</text:p>
          </table:table-cell>
          <table:table-cell office:value-type="percentage" office:value="0.80616011200203641" table:style-name="ce43">
            <text:p>80,6%</text:p>
          </table:table-cell>
          <table:table-cell office:value-type="float" office:value="8860" table:style-name="ce42">
            <text:p>8.860</text:p>
          </table:table-cell>
          <table:table-cell office:value-type="float" office:value="11556" table:style-name="ce42">
            <text:p>11.556</text:p>
          </table:table-cell>
          <table:table-cell office:value-type="percentage" office:value="0.76670128071997234" table:style-name="ce43">
            <text:p>76,7%</text:p>
          </table:table-cell>
          <table:table-cell office:value-type="float" office:value="7637" table:style-name="ce42">
            <text:p>7.637</text:p>
          </table:table-cell>
          <table:table-cell office:value-type="float" office:value="30066" table:style-name="ce42">
            <text:p>30.066</text:p>
          </table:table-cell>
          <table:table-cell office:value-type="percentage" office:value="0.25400784939799109" table:style-name="ce43">
            <text:p>25,4%</text:p>
          </table:table-cell>
          <table:table-cell office:value-type="float" office:value="440" table:style-name="ce42">
            <text:p>440</text:p>
          </table:table-cell>
          <table:table-cell office:value-type="float" office:value="7581" table:style-name="ce42">
            <text:p>7.581</text:p>
          </table:table-cell>
          <table:table-cell office:value-type="percentage" office:value="5.8039836433188233E-2" table:style-name="ce43">
            <text:p>5,8%</text:p>
          </table:table-cell>
          <table:table-cell office:value-type="float" office:value="8" table:style-name="ce42">
            <text:p>8</text:p>
          </table:table-cell>
          <table:table-cell office:value-type="float" office:value="2175" table:style-name="ce42">
            <text:p>2.175</text:p>
          </table:table-cell>
          <table:table-cell office:value-type="percentage" office:value="3.6781609195402297E-3" table:style-name="ce43">
            <text:p>0,4%</text:p>
          </table:table-cell>
          <table:table-cell office:value-type="float" office:value="29331" table:style-name="ce42">
            <text:p>29.331</text:p>
          </table:table-cell>
          <table:table-cell office:value-type="float" office:value="66158" table:style-name="ce42">
            <text:p>66.158</text:p>
          </table:table-cell>
          <table:table-cell office:value-type="percentage" office:value="0.44334774328123583" table:style-name="ce43">
            <text:p>44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elilla</text:p>
          </table:table-cell>
          <table:table-cell office:value-type="float" office:value="1907" table:style-name="ce42">
            <text:p>1.907</text:p>
          </table:table-cell>
          <table:table-cell office:value-type="float" office:value="2349" table:style-name="ce42">
            <text:p>2.349</text:p>
          </table:table-cell>
          <table:table-cell office:value-type="percentage" office:value="0.81183482332907619" table:style-name="ce43">
            <text:p>81,2%</text:p>
          </table:table-cell>
          <table:table-cell office:value-type="float" office:value="3074" table:style-name="ce42">
            <text:p>3.074</text:p>
          </table:table-cell>
          <table:table-cell office:value-type="float" office:value="3748" table:style-name="ce42">
            <text:p>3.748</text:p>
          </table:table-cell>
          <table:table-cell office:value-type="percentage" office:value="0.82017075773745995" table:style-name="ce43">
            <text:p>82,0%</text:p>
          </table:table-cell>
          <table:table-cell office:value-type="float" office:value="6127" table:style-name="ce42">
            <text:p>6.127</text:p>
          </table:table-cell>
          <table:table-cell office:value-type="float" office:value="7827" table:style-name="ce42">
            <text:p>7.827</text:p>
          </table:table-cell>
          <table:table-cell office:value-type="percentage" office:value="0.78280311741407949" table:style-name="ce43">
            <text:p>78,3%</text:p>
          </table:table-cell>
          <table:table-cell office:value-type="float" office:value="7932" table:style-name="ce42">
            <text:p>7.932</text:p>
          </table:table-cell>
          <table:table-cell office:value-type="float" office:value="11299" table:style-name="ce42">
            <text:p>11.299</text:p>
          </table:table-cell>
          <table:table-cell office:value-type="percentage" office:value="0.70200902734755288" table:style-name="ce43">
            <text:p>70,2%</text:p>
          </table:table-cell>
          <table:table-cell office:value-type="float" office:value="8771" table:style-name="ce42">
            <text:p>8.771</text:p>
          </table:table-cell>
          <table:table-cell office:value-type="float" office:value="30095" table:style-name="ce42">
            <text:p>30.095</text:p>
          </table:table-cell>
          <table:table-cell office:value-type="percentage" office:value="0.29144376142216316" table:style-name="ce43">
            <text:p>29,1%</text:p>
          </table:table-cell>
          <table:table-cell office:value-type="float" office:value="302" table:style-name="ce42">
            <text:p>302</text:p>
          </table:table-cell>
          <table:table-cell office:value-type="float" office:value="8536" table:style-name="ce42">
            <text:p>8.536</text:p>
          </table:table-cell>
          <table:table-cell office:value-type="percentage" office:value="3.5379568884723524E-2" table:style-name="ce43">
            <text:p>3,5%</text:p>
          </table:table-cell>
          <table:table-cell office:value-type="float" office:value="7" table:style-name="ce42">
            <text:p>7</text:p>
          </table:table-cell>
          <table:table-cell office:value-type="float" office:value="2324" table:style-name="ce42">
            <text:p>2.324</text:p>
          </table:table-cell>
          <table:table-cell office:value-type="percentage" office:value="3.0120481927710845E-3" table:style-name="ce43">
            <text:p>0,3%</text:p>
          </table:table-cell>
          <table:table-cell office:value-type="float" office:value="28120" table:style-name="ce42">
            <text:p>28.120</text:p>
          </table:table-cell>
          <table:table-cell office:value-type="float" office:value="66178" table:style-name="ce42">
            <text:p>66.178</text:p>
          </table:table-cell>
          <table:table-cell office:value-type="percentage" office:value="0.42491462419535192" table:style-name="ce43">
            <text:p>42,5%</text:p>
          </table:table-cell>
          <table:table-cell table:number-columns-repeated="16359"/>
        </table:table-row>
        <table:table-row table:style-name="ro4">
          <table:table-cell office:value-type="string" table:style-name="ce44">
            <text:p>Fuerzas Armadas</text:p>
          </table:table-cell>
          <table:table-cell office:value-type="float" office:value="28" table:style-name="ce45">
            <text:p>28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2" table:style-name="ce45">
            <text:p>12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3271" table:style-name="ce45">
            <text:p>3.271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8303" table:style-name="ce45">
            <text:p>8.303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50772" table:style-name="ce45">
            <text:p>50.772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978" table:style-name="ce45">
            <text:p>6.978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2" table:style-name="ce45">
            <text:p>2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9366" table:style-name="ce45">
            <text:p>69.366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table:number-columns-repeated="16359" table:style-name="ce47"/>
        </table:table-row>
        <table:table-row table:style-name="ro9">
          <table:table-cell office:value-type="string" table:style-name="ce48">
            <text:p>Total España</text:p>
          </table:table-cell>
          <table:table-cell office:value-type="float" office:value="2901680" table:style-name="ce49">
            <text:p>2.901.680</text:p>
          </table:table-cell>
          <table:table-cell office:value-type="float" office:value="2834024" table:style-name="ce49">
            <text:p>2.834.024</text:p>
          </table:table-cell>
          <table:table-cell office:value-type="percentage" office:value="1" table:style-name="ce50">
            <text:p>100,0%</text:p>
          </table:table-cell>
          <table:table-cell office:value-type="float" office:value="3847886" table:style-name="ce49">
            <text:p>3.847.886</text:p>
          </table:table-cell>
          <table:table-cell office:value-type="float" office:value="3960045" table:style-name="ce49">
            <text:p>3.960.045</text:p>
          </table:table-cell>
          <table:table-cell office:value-type="percentage" office:value="0.97167734205040601" table:style-name="ce50">
            <text:p>97,2%</text:p>
          </table:table-cell>
          <table:table-cell office:value-type="float" office:value="4744963" table:style-name="ce49">
            <text:p>4.744.963</text:p>
          </table:table-cell>
          <table:table-cell office:value-type="float" office:value="5336986" table:style-name="ce49">
            <text:p>5.336.986</text:p>
          </table:table-cell>
          <table:table-cell office:value-type="percentage" office:value="0.8890716595471676" table:style-name="ce50">
            <text:p>88,9%</text:p>
          </table:table-cell>
          <table:table-cell office:value-type="float" office:value="3808139" table:style-name="ce49">
            <text:p>3.808.139</text:p>
          </table:table-cell>
          <table:table-cell office:value-type="float" office:value="7033306" table:style-name="ce49">
            <text:p>7.033.306</text:p>
          </table:table-cell>
          <table:table-cell office:value-type="percentage" office:value="0.54144366816970568" table:style-name="ce50">
            <text:p>54,1%</text:p>
          </table:table-cell>
          <table:table-cell office:value-type="float" office:value="2178540" table:style-name="ce49">
            <text:p>2.178.540</text:p>
          </table:table-cell>
          <table:table-cell office:value-type="float" office:value="16706113" table:style-name="ce49">
            <text:p>16.706.113</text:p>
          </table:table-cell>
          <table:table-cell office:value-type="percentage" office:value="0.13040376298184983" table:style-name="ce50">
            <text:p>13,0%</text:p>
          </table:table-cell>
          <table:table-cell office:value-type="float" office:value="223395" table:style-name="ce49">
            <text:p>223.395</text:p>
          </table:table-cell>
          <table:table-cell office:value-type="float" office:value="3310299" table:style-name="ce49">
            <text:p>3.310.299</text:p>
          </table:table-cell>
          <table:table-cell office:value-type="percentage" office:value="6.7484840493260576E-2" table:style-name="ce50">
            <text:p>6,7%</text:p>
          </table:table-cell>
          <table:table-cell office:value-type="float" office:value="2717" table:style-name="ce49">
            <text:p>2.717</text:p>
          </table:table-cell>
          <table:table-cell office:value-type="float" office:value="949049" table:style-name="ce49">
            <text:p>949.049</text:p>
          </table:table-cell>
          <table:table-cell office:value-type="percentage" office:value="2.8628658794224533E-3" table:style-name="ce50">
            <text:p>0,3%</text:p>
          </table:table-cell>
          <table:table-cell office:value-type="float" office:value="17707320" table:style-name="ce49">
            <text:p>17.707.320</text:p>
          </table:table-cell>
          <table:table-cell office:value-type="float" office:value="40129822" table:style-name="ce49">
            <text:p>40.129.822</text:p>
          </table:table-cell>
          <table:table-cell office:value-type="percentage" office:value="0.44125089814751733" table:style-name="ce50">
            <text:p>44,1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style-name="ce47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3" table:style-name="ce21"/>
          <table:table-cell table:style-name="ce51"/>
          <table:table-cell table:style-name="ce21"/>
          <table:table-cell office:value-type="float" office:value="804960" table:formula="of:=814320-9360" table:style-name="ce21">
            <text:p>804960</text:p>
          </table:table-cell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style-name="ce47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1048549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default-cell-style-name="ce47"/>
        <table:table-column table:style-name="co3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pauta completa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5">
            <text:p>Total Personas pauta completa</text:p>
          </table:table-cell>
          <table:table-cell office:value-type="string" table:style-name="ce35">
            <text:p>Total Población INE Población a Vacunar (1)</text:p>
          </table:table-cell>
          <table:table-cell office:value-type="string" table:style-name="ce36">
            <text:p>% pauta completa sobre Población a Vacunar INE</text:p>
          </table:table-cell>
          <table:table-cell table:number-columns-repeated="16359" table:style-name="ce37"/>
        </table:table-row>
        <table:table-row table:style-name="ro4">
          <table:table-cell office:value-type="string" table:style-name="ce38">
            <text:p>Andalucía</text:p>
          </table:table-cell>
          <table:table-cell office:value-type="float" office:value="419589" table:style-name="ce39">
            <text:p>419.589</text:p>
          </table:table-cell>
          <table:table-cell office:value-type="float" office:value="413516" table:style-name="ce39">
            <text:p>413.516</text:p>
          </table:table-cell>
          <table:table-cell office:value-type="percentage" office:value="1" table:style-name="ce40">
            <text:p>100,0%</text:p>
          </table:table-cell>
          <table:table-cell office:value-type="float" office:value="601196" table:style-name="ce39">
            <text:p>601.196</text:p>
          </table:table-cell>
          <table:table-cell office:value-type="float" office:value="650381" table:style-name="ce39">
            <text:p>650.381</text:p>
          </table:table-cell>
          <table:table-cell office:value-type="percentage" office:value="0.92437509705849341" table:style-name="ce40">
            <text:p>92,4%</text:p>
          </table:table-cell>
          <table:table-cell office:value-type="float" office:value="161603" table:style-name="ce39">
            <text:p>161.603</text:p>
          </table:table-cell>
          <table:table-cell office:value-type="float" office:value="916147" table:style-name="ce39">
            <text:p>916.147</text:p>
          </table:table-cell>
          <table:table-cell office:value-type="percentage" office:value="0.17639418128313469" table:style-name="ce40">
            <text:p>17,6%</text:p>
          </table:table-cell>
          <table:table-cell office:value-type="float" office:value="116544" table:style-name="ce39">
            <text:p>116.544</text:p>
          </table:table-cell>
          <table:table-cell office:value-type="float" office:value="1265021" table:style-name="ce39">
            <text:p>1.265.021</text:p>
          </table:table-cell>
          <table:table-cell office:value-type="percentage" office:value="9.212811486923933E-2" table:style-name="ce40">
            <text:p>9,2%</text:p>
          </table:table-cell>
          <table:table-cell office:value-type="float" office:value="179570" table:style-name="ce39">
            <text:p>179.570</text:p>
          </table:table-cell>
          <table:table-cell office:value-type="float" office:value="3009381" table:style-name="ce39">
            <text:p>3.009.381</text:p>
          </table:table-cell>
          <table:table-cell office:value-type="percentage" office:value="5.9670078331723365E-2" table:style-name="ce40">
            <text:p>6,0%</text:p>
          </table:table-cell>
          <table:table-cell office:value-type="float" office:value="16825" table:style-name="ce39">
            <text:p>16.825</text:p>
          </table:table-cell>
          <table:table-cell office:value-type="float" office:value="625846" table:style-name="ce39">
            <text:p>625.846</text:p>
          </table:table-cell>
          <table:table-cell office:value-type="percentage" office:value="2.688361034503696E-2" table:style-name="ce40">
            <text:p>2,7%</text:p>
          </table:table-cell>
          <table:table-cell office:value-type="float" office:value="369" table:style-name="ce39">
            <text:p>369</text:p>
          </table:table-cell>
          <table:table-cell office:value-type="float" office:value="181921" table:style-name="ce39">
            <text:p>181.921</text:p>
          </table:table-cell>
          <table:table-cell office:value-type="percentage" office:value="2.0283529663975021E-3" table:style-name="ce40">
            <text:p>0,2%</text:p>
          </table:table-cell>
          <table:table-cell office:value-type="float" office:value="1495696" table:style-name="ce39">
            <text:p>1.495.696</text:p>
          </table:table-cell>
          <table:table-cell office:value-type="float" office:value="7062213" table:style-name="ce39">
            <text:p>7.062.213</text:p>
          </table:table-cell>
          <table:table-cell office:value-type="percentage" office:value="0.21178857108954374" table:style-name="ce40">
            <text:p>21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ragón</text:p>
          </table:table-cell>
          <table:table-cell office:value-type="float" office:value="98000" table:style-name="ce42">
            <text:p>98.000</text:p>
          </table:table-cell>
          <table:table-cell office:value-type="float" office:value="98807" table:style-name="ce42">
            <text:p>98.807</text:p>
          </table:table-cell>
          <table:table-cell office:value-type="percentage" office:value="0.9918325624702703" table:style-name="ce43">
            <text:p>99,2%</text:p>
          </table:table-cell>
          <table:table-cell office:value-type="float" office:value="110085" table:style-name="ce42">
            <text:p>110.085</text:p>
          </table:table-cell>
          <table:table-cell office:value-type="float" office:value="118955" table:style-name="ce42">
            <text:p>118.955</text:p>
          </table:table-cell>
          <table:table-cell office:value-type="percentage" office:value="0.92543398764238582" table:style-name="ce43">
            <text:p>92,5%</text:p>
          </table:table-cell>
          <table:table-cell office:value-type="float" office:value="36382" table:style-name="ce42">
            <text:p>36.382</text:p>
          </table:table-cell>
          <table:table-cell office:value-type="float" office:value="156367" table:style-name="ce42">
            <text:p>156.367</text:p>
          </table:table-cell>
          <table:table-cell office:value-type="percentage" office:value="0.23267057627248716" table:style-name="ce43">
            <text:p>23,3%</text:p>
          </table:table-cell>
          <table:table-cell office:value-type="float" office:value="18369" table:style-name="ce42">
            <text:p>18.369</text:p>
          </table:table-cell>
          <table:table-cell office:value-type="float" office:value="198266" table:style-name="ce42">
            <text:p>198.266</text:p>
          </table:table-cell>
          <table:table-cell office:value-type="percentage" office:value="9.2648260417822523E-2" table:style-name="ce43">
            <text:p>9,3%</text:p>
          </table:table-cell>
          <table:table-cell office:value-type="float" office:value="26198" table:style-name="ce42">
            <text:p>26.198</text:p>
          </table:table-cell>
          <table:table-cell office:value-type="float" office:value="446083" table:style-name="ce42">
            <text:p>446.083</text:p>
          </table:table-cell>
          <table:table-cell office:value-type="percentage" office:value="5.8728980929557952E-2" table:style-name="ce43">
            <text:p>5,9%</text:p>
          </table:table-cell>
          <table:table-cell office:value-type="float" office:value="1806" table:style-name="ce42">
            <text:p>1.806</text:p>
          </table:table-cell>
          <table:table-cell office:value-type="float" office:value="89180" table:style-name="ce42">
            <text:p>89.180</text:p>
          </table:table-cell>
          <table:table-cell office:value-type="percentage" office:value="2.0251177394034536E-2" table:style-name="ce43">
            <text:p>2,0%</text:p>
          </table:table-cell>
          <table:table-cell office:value-type="float" office:value="35" table:style-name="ce42">
            <text:p>35</text:p>
          </table:table-cell>
          <table:table-cell office:value-type="float" office:value="25106" table:style-name="ce42">
            <text:p>25.106</text:p>
          </table:table-cell>
          <table:table-cell office:value-type="percentage" office:value="1.3940890623755278E-3" table:style-name="ce43">
            <text:p>0,1%</text:p>
          </table:table-cell>
          <table:table-cell office:value-type="float" office:value="290875" table:style-name="ce42">
            <text:p>290.875</text:p>
          </table:table-cell>
          <table:table-cell office:value-type="float" office:value="1132764" table:style-name="ce42">
            <text:p>1.132.764</text:p>
          </table:table-cell>
          <table:table-cell office:value-type="percentage" office:value="0.25678340766479163" table:style-name="ce43">
            <text:p>25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sturias<text:s/></text:p>
          </table:table-cell>
          <table:table-cell office:value-type="float" office:value="86124" table:style-name="ce42">
            <text:p>86.124</text:p>
          </table:table-cell>
          <table:table-cell office:value-type="float" office:value="87826" table:style-name="ce42">
            <text:p>87.826</text:p>
          </table:table-cell>
          <table:table-cell office:value-type="percentage" office:value="0.98062077289185434" table:style-name="ce43">
            <text:p>98,1%</text:p>
          </table:table-cell>
          <table:table-cell office:value-type="float" office:value="102029" table:style-name="ce42">
            <text:p>102.029</text:p>
          </table:table-cell>
          <table:table-cell office:value-type="float" office:value="109249" table:style-name="ce42">
            <text:p>109.249</text:p>
          </table:table-cell>
          <table:table-cell office:value-type="percentage" office:value="0.93391243855779005" table:style-name="ce43">
            <text:p>93,4%</text:p>
          </table:table-cell>
          <table:table-cell office:value-type="float" office:value="21872" table:style-name="ce42">
            <text:p>21.872</text:p>
          </table:table-cell>
          <table:table-cell office:value-type="float" office:value="149652" table:style-name="ce42">
            <text:p>149.652</text:p>
          </table:table-cell>
          <table:table-cell office:value-type="percentage" office:value="0.14615240691738166" table:style-name="ce43">
            <text:p>14,6%</text:p>
          </table:table-cell>
          <table:table-cell office:value-type="float" office:value="20862" table:style-name="ce42">
            <text:p>20.862</text:p>
          </table:table-cell>
          <table:table-cell office:value-type="float" office:value="162645" table:style-name="ce42">
            <text:p>162.645</text:p>
          </table:table-cell>
          <table:table-cell office:value-type="percentage" office:value="0.12826708475514156" table:style-name="ce43">
            <text:p>12,8%</text:p>
          </table:table-cell>
          <table:table-cell office:value-type="float" office:value="34247" table:style-name="ce42">
            <text:p>34.247</text:p>
          </table:table-cell>
          <table:table-cell office:value-type="float" office:value="322095" table:style-name="ce42">
            <text:p>322.095</text:p>
          </table:table-cell>
          <table:table-cell office:value-type="percentage" office:value="0.10632577345193188" table:style-name="ce43">
            <text:p>10,6%</text:p>
          </table:table-cell>
          <table:table-cell office:value-type="float" office:value="3796" table:style-name="ce42">
            <text:p>3.796</text:p>
          </table:table-cell>
          <table:table-cell office:value-type="float" office:value="54179" table:style-name="ce42">
            <text:p>54.179</text:p>
          </table:table-cell>
          <table:table-cell office:value-type="percentage" office:value="7.006404695546245E-2" table:style-name="ce43">
            <text:p>7,0%</text:p>
          </table:table-cell>
          <table:table-cell office:value-type="float" office:value="36" table:style-name="ce42">
            <text:p>36</text:p>
          </table:table-cell>
          <table:table-cell office:value-type="float" office:value="15563" table:style-name="ce42">
            <text:p>15.563</text:p>
          </table:table-cell>
          <table:table-cell office:value-type="percentage" office:value="2.3131786930540386E-3" table:style-name="ce43">
            <text:p>0,2%</text:p>
          </table:table-cell>
          <table:table-cell office:value-type="float" office:value="268966" table:style-name="ce42">
            <text:p>268.966</text:p>
          </table:table-cell>
          <table:table-cell office:value-type="float" office:value="901209" table:style-name="ce42">
            <text:p>901.209</text:p>
          </table:table-cell>
          <table:table-cell office:value-type="percentage" office:value="0.29845019301848963" table:style-name="ce43">
            <text:p>29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Baleares</text:p>
          </table:table-cell>
          <table:table-cell office:value-type="float" office:value="48838" table:style-name="ce42">
            <text:p>48.838</text:p>
          </table:table-cell>
          <table:table-cell office:value-type="float" office:value="49542" table:style-name="ce42">
            <text:p>49.542</text:p>
          </table:table-cell>
          <table:table-cell office:value-type="percentage" office:value="0.9857898348875701" table:style-name="ce43">
            <text:p>98,6%</text:p>
          </table:table-cell>
          <table:table-cell office:value-type="float" office:value="68071" table:style-name="ce42">
            <text:p>68.071</text:p>
          </table:table-cell>
          <table:table-cell office:value-type="float" office:value="80516" table:style-name="ce42">
            <text:p>80.516</text:p>
          </table:table-cell>
          <table:table-cell office:value-type="percentage" office:value="0.84543444781161503" table:style-name="ce43">
            <text:p>84,5%</text:p>
          </table:table-cell>
          <table:table-cell office:value-type="float" office:value="6711" table:style-name="ce42">
            <text:p>6.711</text:p>
          </table:table-cell>
          <table:table-cell office:value-type="float" office:value="117231" table:style-name="ce42">
            <text:p>117.231</text:p>
          </table:table-cell>
          <table:table-cell office:value-type="percentage" office:value="5.7245950303247438E-2" table:style-name="ce43">
            <text:p>5,7%</text:p>
          </table:table-cell>
          <table:table-cell office:value-type="float" office:value="12395" table:style-name="ce42">
            <text:p>12.395</text:p>
          </table:table-cell>
          <table:table-cell office:value-type="float" office:value="165797" table:style-name="ce42">
            <text:p>165.797</text:p>
          </table:table-cell>
          <table:table-cell office:value-type="percentage" office:value="7.4760098192367772E-2" table:style-name="ce43">
            <text:p>7,5%</text:p>
          </table:table-cell>
          <table:table-cell office:value-type="float" office:value="21032" table:style-name="ce42">
            <text:p>21.032</text:p>
          </table:table-cell>
          <table:table-cell office:value-type="float" office:value="464054" table:style-name="ce42">
            <text:p>464.054</text:p>
          </table:table-cell>
          <table:table-cell office:value-type="percentage" office:value="4.5322311627526105E-2" table:style-name="ce43">
            <text:p>4,5%</text:p>
          </table:table-cell>
          <table:table-cell office:value-type="float" office:value="1569" table:style-name="ce42">
            <text:p>1.569</text:p>
          </table:table-cell>
          <table:table-cell office:value-type="float" office:value="85839" table:style-name="ce42">
            <text:p>85.839</text:p>
          </table:table-cell>
          <table:table-cell office:value-type="percentage" office:value="1.8278404920840177E-2" table:style-name="ce43">
            <text:p>1,8%</text:p>
          </table:table-cell>
          <table:table-cell office:value-type="float" office:value="35" table:style-name="ce42">
            <text:p>35</text:p>
          </table:table-cell>
          <table:table-cell office:value-type="float" office:value="23300" table:style-name="ce42">
            <text:p>23.300</text:p>
          </table:table-cell>
          <table:table-cell office:value-type="percentage" office:value="1.5021459227467812E-3" table:style-name="ce43">
            <text:p>0,2%</text:p>
          </table:table-cell>
          <table:table-cell office:value-type="float" office:value="158651" table:style-name="ce42">
            <text:p>158.651</text:p>
          </table:table-cell>
          <table:table-cell office:value-type="float" office:value="986279" table:style-name="ce42">
            <text:p>986.279</text:p>
          </table:table-cell>
          <table:table-cell office:value-type="percentage" office:value="0.16085813446296637" table:style-name="ce43">
            <text:p>16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arias</text:p>
          </table:table-cell>
          <table:table-cell office:value-type="float" office:value="86280" table:style-name="ce42">
            <text:p>86.280</text:p>
          </table:table-cell>
          <table:table-cell office:value-type="float" office:value="90236" table:style-name="ce42">
            <text:p>90.236</text:p>
          </table:table-cell>
          <table:table-cell office:value-type="percentage" office:value="0.95615940422891088" table:style-name="ce43">
            <text:p>95,6%</text:p>
          </table:table-cell>
          <table:table-cell office:value-type="float" office:value="128317" table:style-name="ce42">
            <text:p>128.317</text:p>
          </table:table-cell>
          <table:table-cell office:value-type="float" office:value="154531" table:style-name="ce42">
            <text:p>154.531</text:p>
          </table:table-cell>
          <table:table-cell office:value-type="percentage" office:value="0.83036413405724419" table:style-name="ce43">
            <text:p>83,0%</text:p>
          </table:table-cell>
          <table:table-cell office:value-type="float" office:value="19720" table:style-name="ce42">
            <text:p>19.720</text:p>
          </table:table-cell>
          <table:table-cell office:value-type="float" office:value="235092" table:style-name="ce42">
            <text:p>235.092</text:p>
          </table:table-cell>
          <table:table-cell office:value-type="percentage" office:value="8.3882054684974394E-2" table:style-name="ce43">
            <text:p>8,4%</text:p>
          </table:table-cell>
          <table:table-cell office:value-type="float" office:value="36940" table:style-name="ce42">
            <text:p>36.940</text:p>
          </table:table-cell>
          <table:table-cell office:value-type="float" office:value="350512" table:style-name="ce42">
            <text:p>350.512</text:p>
          </table:table-cell>
          <table:table-cell office:value-type="percentage" office:value="0.10538868854703975" table:style-name="ce43">
            <text:p>10,5%</text:p>
          </table:table-cell>
          <table:table-cell office:value-type="float" office:value="40484" table:style-name="ce42">
            <text:p>40.484</text:p>
          </table:table-cell>
          <table:table-cell office:value-type="float" office:value="832411" table:style-name="ce42">
            <text:p>832.411</text:p>
          </table:table-cell>
          <table:table-cell office:value-type="percentage" office:value="4.8634628807163766E-2" table:style-name="ce43">
            <text:p>4,9%</text:p>
          </table:table-cell>
          <table:table-cell office:value-type="float" office:value="2943" table:style-name="ce42">
            <text:p>2.943</text:p>
          </table:table-cell>
          <table:table-cell office:value-type="float" office:value="163899" table:style-name="ce42">
            <text:p>163.899</text:p>
          </table:table-cell>
          <table:table-cell office:value-type="percentage" office:value="1.7956180330569435E-2" table:style-name="ce43">
            <text:p>1,8%</text:p>
          </table:table-cell>
          <table:table-cell office:value-type="float" office:value="58" table:style-name="ce42">
            <text:p>58</text:p>
          </table:table-cell>
          <table:table-cell office:value-type="float" office:value="44352" table:style-name="ce42">
            <text:p>44.352</text:p>
          </table:table-cell>
          <table:table-cell office:value-type="percentage" office:value="1.3077200577200577E-3" table:style-name="ce43">
            <text:p>0,1%</text:p>
          </table:table-cell>
          <table:table-cell office:value-type="float" office:value="314742" table:style-name="ce42">
            <text:p>314.742</text:p>
          </table:table-cell>
          <table:table-cell office:value-type="float" office:value="1871033" table:style-name="ce42">
            <text:p>1.871.033</text:p>
          </table:table-cell>
          <table:table-cell office:value-type="percentage" office:value="0.1682183050753247" table:style-name="ce43">
            <text:p>16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tabria</text:p>
          </table:table-cell>
          <table:table-cell office:value-type="float" office:value="41270" table:style-name="ce42">
            <text:p>41.270</text:p>
          </table:table-cell>
          <table:table-cell office:value-type="float" office:value="41042" table:style-name="ce42">
            <text:p>41.042</text:p>
          </table:table-cell>
          <table:table-cell office:value-type="percentage" office:value="1" table:style-name="ce43">
            <text:p>100,0%</text:p>
          </table:table-cell>
          <table:table-cell office:value-type="float" office:value="51440" table:style-name="ce42">
            <text:p>51.440</text:p>
          </table:table-cell>
          <table:table-cell office:value-type="float" office:value="53066" table:style-name="ce42">
            <text:p>53.066</text:p>
          </table:table-cell>
          <table:table-cell office:value-type="percentage" office:value="0.96935891154411491" table:style-name="ce43">
            <text:p>96,9%</text:p>
          </table:table-cell>
          <table:table-cell office:value-type="float" office:value="8449" table:style-name="ce42">
            <text:p>8.449</text:p>
          </table:table-cell>
          <table:table-cell office:value-type="float" office:value="77345" table:style-name="ce42">
            <text:p>77.345</text:p>
          </table:table-cell>
          <table:table-cell office:value-type="percentage" office:value="0.1092378304997091" table:style-name="ce43">
            <text:p>10,9%</text:p>
          </table:table-cell>
          <table:table-cell office:value-type="float" office:value="7387" table:style-name="ce42">
            <text:p>7.387</text:p>
          </table:table-cell>
          <table:table-cell office:value-type="float" office:value="89964" table:style-name="ce42">
            <text:p>89.964</text:p>
          </table:table-cell>
          <table:table-cell office:value-type="percentage" office:value="8.2110622026588406E-2" table:style-name="ce43">
            <text:p>8,2%</text:p>
          </table:table-cell>
          <table:table-cell office:value-type="float" office:value="12626" table:style-name="ce42">
            <text:p>12.626</text:p>
          </table:table-cell>
          <table:table-cell office:value-type="float" office:value="194241" table:style-name="ce42">
            <text:p>194.241</text:p>
          </table:table-cell>
          <table:table-cell office:value-type="percentage" office:value="6.5001724661631691E-2" table:style-name="ce43">
            <text:p>6,5%</text:p>
          </table:table-cell>
          <table:table-cell office:value-type="float" office:value="741" table:style-name="ce42">
            <text:p>741</text:p>
          </table:table-cell>
          <table:table-cell office:value-type="float" office:value="34935" table:style-name="ce42">
            <text:p>34.935</text:p>
          </table:table-cell>
          <table:table-cell office:value-type="percentage" office:value="2.1210820094461142E-2" table:style-name="ce43">
            <text:p>2,1%</text:p>
          </table:table-cell>
          <table:table-cell office:value-type="float" office:value="5" table:style-name="ce42">
            <text:p>5</text:p>
          </table:table-cell>
          <table:table-cell office:value-type="float" office:value="10791" table:style-name="ce42">
            <text:p>10.791</text:p>
          </table:table-cell>
          <table:table-cell office:value-type="percentage" office:value="4.6334908720229822E-4" table:style-name="ce43">
            <text:p>0,0%</text:p>
          </table:table-cell>
          <table:table-cell office:value-type="float" office:value="121918" table:style-name="ce42">
            <text:p>121.918</text:p>
          </table:table-cell>
          <table:table-cell office:value-type="float" office:value="501384" table:style-name="ce42">
            <text:p>501.384</text:p>
          </table:table-cell>
          <table:table-cell office:value-type="percentage" office:value="0.24316292502353484" table:style-name="ce43">
            <text:p>24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y Leon</text:p>
          </table:table-cell>
          <table:table-cell office:value-type="float" office:value="223865" table:style-name="ce42">
            <text:p>223.865</text:p>
          </table:table-cell>
          <table:table-cell office:value-type="float" office:value="223657" table:style-name="ce42">
            <text:p>223.657</text:p>
          </table:table-cell>
          <table:table-cell office:value-type="percentage" office:value="1" table:style-name="ce43">
            <text:p>100,0%</text:p>
          </table:table-cell>
          <table:table-cell office:value-type="float" office:value="240307" table:style-name="ce42">
            <text:p>240.307</text:p>
          </table:table-cell>
          <table:table-cell office:value-type="float" office:value="245410" table:style-name="ce42">
            <text:p>245.410</text:p>
          </table:table-cell>
          <table:table-cell office:value-type="percentage" office:value="0.97920622631514609" table:style-name="ce43">
            <text:p>97,9%</text:p>
          </table:table-cell>
          <table:table-cell office:value-type="float" office:value="72686" table:style-name="ce42">
            <text:p>72.686</text:p>
          </table:table-cell>
          <table:table-cell office:value-type="float" office:value="318575" table:style-name="ce42">
            <text:p>318.575</text:p>
          </table:table-cell>
          <table:table-cell office:value-type="percentage" office:value="0.2281597739935651" table:style-name="ce43">
            <text:p>22,8%</text:p>
          </table:table-cell>
          <table:table-cell office:value-type="float" office:value="40801" table:style-name="ce42">
            <text:p>40.801</text:p>
          </table:table-cell>
          <table:table-cell office:value-type="float" office:value="381175" table:style-name="ce42">
            <text:p>381.175</text:p>
          </table:table-cell>
          <table:table-cell office:value-type="percentage" office:value="0.10704007345707352" table:style-name="ce43">
            <text:p>10,7%</text:p>
          </table:table-cell>
          <table:table-cell office:value-type="float" office:value="47149" table:style-name="ce42">
            <text:p>47.149</text:p>
          </table:table-cell>
          <table:table-cell office:value-type="float" office:value="738950" table:style-name="ce42">
            <text:p>738.950</text:p>
          </table:table-cell>
          <table:table-cell office:value-type="percentage" office:value="6.3805399553420392E-2" table:style-name="ce43">
            <text:p>6,4%</text:p>
          </table:table-cell>
          <table:table-cell office:value-type="float" office:value="3248" table:style-name="ce42">
            <text:p>3.248</text:p>
          </table:table-cell>
          <table:table-cell office:value-type="float" office:value="144422" table:style-name="ce42">
            <text:p>144.422</text:p>
          </table:table-cell>
          <table:table-cell office:value-type="percentage" office:value="2.2489648391519297E-2" table:style-name="ce43">
            <text:p>2,2%</text:p>
          </table:table-cell>
          <table:table-cell office:value-type="float" office:value="105" table:style-name="ce42">
            <text:p>105</text:p>
          </table:table-cell>
          <table:table-cell office:value-type="float" office:value="40684" table:style-name="ce42">
            <text:p>40.684</text:p>
          </table:table-cell>
          <table:table-cell office:value-type="percentage" office:value="2.5808671713695801E-3" table:style-name="ce43">
            <text:p>0,3%</text:p>
          </table:table-cell>
          <table:table-cell office:value-type="float" office:value="628161" table:style-name="ce42">
            <text:p>628.161</text:p>
          </table:table-cell>
          <table:table-cell office:value-type="float" office:value="2092873" table:style-name="ce42">
            <text:p>2.092.873</text:p>
          </table:table-cell>
          <table:table-cell office:value-type="percentage" office:value="0.30014291359294137" table:style-name="ce43">
            <text:p>30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- La Mancha</text:p>
          </table:table-cell>
          <table:table-cell office:value-type="float" office:value="134005" table:style-name="ce42">
            <text:p>134.005</text:p>
          </table:table-cell>
          <table:table-cell office:value-type="float" office:value="135194" table:style-name="ce42">
            <text:p>135.194</text:p>
          </table:table-cell>
          <table:table-cell office:value-type="percentage" office:value="0.99120523100137581" table:style-name="ce43">
            <text:p>99,1%</text:p>
          </table:table-cell>
          <table:table-cell office:value-type="float" office:value="148330" table:style-name="ce42">
            <text:p>148.330</text:p>
          </table:table-cell>
          <table:table-cell office:value-type="float" office:value="159101" table:style-name="ce42">
            <text:p>159.101</text:p>
          </table:table-cell>
          <table:table-cell office:value-type="percentage" office:value="0.93230086548796043" table:style-name="ce43">
            <text:p>93,2%</text:p>
          </table:table-cell>
          <table:table-cell office:value-type="float" office:value="33913" table:style-name="ce42">
            <text:p>33.913</text:p>
          </table:table-cell>
          <table:table-cell office:value-type="float" office:value="218444" table:style-name="ce42">
            <text:p>218.444</text:p>
          </table:table-cell>
          <table:table-cell office:value-type="percentage" office:value="0.15524802695427661" table:style-name="ce43">
            <text:p>15,5%</text:p>
          </table:table-cell>
          <table:table-cell office:value-type="float" office:value="39693" table:style-name="ce42">
            <text:p>39.693</text:p>
          </table:table-cell>
          <table:table-cell office:value-type="float" office:value="307478" table:style-name="ce42">
            <text:p>307.478</text:p>
          </table:table-cell>
          <table:table-cell office:value-type="percentage" office:value="0.12909216269131449" table:style-name="ce43">
            <text:p>12,9%</text:p>
          </table:table-cell>
          <table:table-cell office:value-type="float" office:value="40230" table:style-name="ce42">
            <text:p>40.230</text:p>
          </table:table-cell>
          <table:table-cell office:value-type="float" office:value="707865" table:style-name="ce42">
            <text:p>707.865</text:p>
          </table:table-cell>
          <table:table-cell office:value-type="percentage" office:value="5.6832870674493018E-2" table:style-name="ce43">
            <text:p>5,7%</text:p>
          </table:table-cell>
          <table:table-cell office:value-type="float" office:value="4386" table:style-name="ce42">
            <text:p>4.386</text:p>
          </table:table-cell>
          <table:table-cell office:value-type="float" office:value="149518" table:style-name="ce42">
            <text:p>149.518</text:p>
          </table:table-cell>
          <table:table-cell office:value-type="percentage" office:value="2.9334260757902058E-2" table:style-name="ce43">
            <text:p>2,9%</text:p>
          </table:table-cell>
          <table:table-cell office:value-type="float" office:value="97" table:style-name="ce42">
            <text:p>97</text:p>
          </table:table-cell>
          <table:table-cell office:value-type="float" office:value="42364" table:style-name="ce42">
            <text:p>42.364</text:p>
          </table:table-cell>
          <table:table-cell office:value-type="percentage" office:value="2.2896799169105845E-3" table:style-name="ce43">
            <text:p>0,2%</text:p>
          </table:table-cell>
          <table:table-cell office:value-type="float" office:value="400654" table:style-name="ce42">
            <text:p>400.654</text:p>
          </table:table-cell>
          <table:table-cell office:value-type="float" office:value="1719964" table:style-name="ce42">
            <text:p>1.719.964</text:p>
          </table:table-cell>
          <table:table-cell office:value-type="percentage" office:value="0.23294324764936941" table:style-name="ce43">
            <text:p>23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taluña</text:p>
          </table:table-cell>
          <table:table-cell office:value-type="float" office:value="440416" table:style-name="ce42">
            <text:p>440.416</text:p>
          </table:table-cell>
          <table:table-cell office:value-type="float" office:value="447196" table:style-name="ce42">
            <text:p>447.196</text:p>
          </table:table-cell>
          <table:table-cell office:value-type="percentage" office:value="0.98483886260163334" table:style-name="ce43">
            <text:p>98,5%</text:p>
          </table:table-cell>
          <table:table-cell office:value-type="float" office:value="487161" table:style-name="ce42">
            <text:p>487.161</text:p>
          </table:table-cell>
          <table:table-cell office:value-type="float" office:value="635292" table:style-name="ce42">
            <text:p>635.292</text:p>
          </table:table-cell>
          <table:table-cell office:value-type="percentage" office:value="0.76683005610018695" table:style-name="ce43">
            <text:p>76,7%</text:p>
          </table:table-cell>
          <table:table-cell office:value-type="float" office:value="75245" table:style-name="ce42">
            <text:p>75.245</text:p>
          </table:table-cell>
          <table:table-cell office:value-type="float" office:value="837584" table:style-name="ce42">
            <text:p>837.584</text:p>
          </table:table-cell>
          <table:table-cell office:value-type="percentage" office:value="8.9835765726183875E-2" table:style-name="ce43">
            <text:p>9,0%</text:p>
          </table:table-cell>
          <table:table-cell office:value-type="float" office:value="95448" table:style-name="ce42">
            <text:p>95.448</text:p>
          </table:table-cell>
          <table:table-cell office:value-type="float" office:value="1091780" table:style-name="ce42">
            <text:p>1.091.780</text:p>
          </table:table-cell>
          <table:table-cell office:value-type="percentage" office:value="8.7424206341937025E-2" table:style-name="ce43">
            <text:p>8,7%</text:p>
          </table:table-cell>
          <table:table-cell office:value-type="float" office:value="162430" table:style-name="ce42">
            <text:p>162.430</text:p>
          </table:table-cell>
          <table:table-cell office:value-type="float" office:value="2803626" table:style-name="ce42">
            <text:p>2.803.626</text:p>
          </table:table-cell>
          <table:table-cell office:value-type="percentage" office:value="5.7935687570310736E-2" table:style-name="ce43">
            <text:p>5,8%</text:p>
          </table:table-cell>
          <table:table-cell office:value-type="float" office:value="21894" table:style-name="ce42">
            <text:p>21.894</text:p>
          </table:table-cell>
          <table:table-cell office:value-type="float" office:value="556316" table:style-name="ce42">
            <text:p>556.316</text:p>
          </table:table-cell>
          <table:table-cell office:value-type="percentage" office:value="3.9355330423716015E-2" table:style-name="ce43">
            <text:p>3,9%</text:p>
          </table:table-cell>
          <table:table-cell office:value-type="float" office:value="408" table:style-name="ce42">
            <text:p>408</text:p>
          </table:table-cell>
          <table:table-cell office:value-type="float" office:value="159864" table:style-name="ce42">
            <text:p>159.864</text:p>
          </table:table-cell>
          <table:table-cell office:value-type="percentage" office:value="2.5521693439423511E-3" table:style-name="ce43">
            <text:p>0,3%</text:p>
          </table:table-cell>
          <table:table-cell office:value-type="float" office:value="1283002" table:style-name="ce42">
            <text:p>1.283.002</text:p>
          </table:table-cell>
          <table:table-cell office:value-type="float" office:value="6531658" table:style-name="ce42">
            <text:p>6.531.658</text:p>
          </table:table-cell>
          <table:table-cell office:value-type="percentage" office:value="0.19642822695248283" table:style-name="ce43">
            <text:p>19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. Valenciana</text:p>
          </table:table-cell>
          <table:table-cell office:value-type="float" office:value="286641" table:style-name="ce42">
            <text:p>286.641</text:p>
          </table:table-cell>
          <table:table-cell office:value-type="float" office:value="276531" table:style-name="ce42">
            <text:p>276.531</text:p>
          </table:table-cell>
          <table:table-cell office:value-type="percentage" office:value="1" table:style-name="ce43">
            <text:p>100,0%</text:p>
          </table:table-cell>
          <table:table-cell office:value-type="float" office:value="384674" table:style-name="ce42">
            <text:p>384.674</text:p>
          </table:table-cell>
          <table:table-cell office:value-type="float" office:value="437862" table:style-name="ce42">
            <text:p>437.862</text:p>
          </table:table-cell>
          <table:table-cell office:value-type="percentage" office:value="0.87852793802613605" table:style-name="ce43">
            <text:p>87,9%</text:p>
          </table:table-cell>
          <table:table-cell office:value-type="float" office:value="71102" table:style-name="ce42">
            <text:p>71.102</text:p>
          </table:table-cell>
          <table:table-cell office:value-type="float" office:value="580728" table:style-name="ce42">
            <text:p>580.728</text:p>
          </table:table-cell>
          <table:table-cell office:value-type="percentage" office:value="0.12243597691173837" table:style-name="ce43">
            <text:p>12,2%</text:p>
          </table:table-cell>
          <table:table-cell office:value-type="float" office:value="65141" table:style-name="ce42">
            <text:p>65.141</text:p>
          </table:table-cell>
          <table:table-cell office:value-type="float" office:value="752334" table:style-name="ce42">
            <text:p>752.334</text:p>
          </table:table-cell>
          <table:table-cell office:value-type="percentage" office:value="8.6585213482309714E-2" table:style-name="ce43">
            <text:p>8,7%</text:p>
          </table:table-cell>
          <table:table-cell office:value-type="float" office:value="76435" table:style-name="ce42">
            <text:p>76.435</text:p>
          </table:table-cell>
          <table:table-cell office:value-type="float" office:value="1765967" table:style-name="ce42">
            <text:p>1.765.967</text:p>
          </table:table-cell>
          <table:table-cell office:value-type="percentage" office:value="4.3282235738266908E-2" table:style-name="ce43">
            <text:p>4,3%</text:p>
          </table:table-cell>
          <table:table-cell office:value-type="float" office:value="6268" table:style-name="ce42">
            <text:p>6.268</text:p>
          </table:table-cell>
          <table:table-cell office:value-type="float" office:value="352834" table:style-name="ce42">
            <text:p>352.834</text:p>
          </table:table-cell>
          <table:table-cell office:value-type="percentage" office:value="1.7764727889035638E-2" table:style-name="ce43">
            <text:p>1,8%</text:p>
          </table:table-cell>
          <table:table-cell office:value-type="float" office:value="138" table:style-name="ce42">
            <text:p>138</text:p>
          </table:table-cell>
          <table:table-cell office:value-type="float" office:value="103049" table:style-name="ce42">
            <text:p>103.049</text:p>
          </table:table-cell>
          <table:table-cell office:value-type="percentage" office:value="1.3391687449659871E-3" table:style-name="ce43">
            <text:p>0,1%</text:p>
          </table:table-cell>
          <table:table-cell office:value-type="float" office:value="890399" table:style-name="ce42">
            <text:p>890.399</text:p>
          </table:table-cell>
          <table:table-cell office:value-type="float" office:value="4269305" table:style-name="ce42">
            <text:p>4.269.305</text:p>
          </table:table-cell>
          <table:table-cell office:value-type="percentage" office:value="0.2085583016439444" table:style-name="ce43">
            <text:p>20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Extremadura</text:p>
          </table:table-cell>
          <table:table-cell office:value-type="float" office:value="76275" table:style-name="ce42">
            <text:p>76.275</text:p>
          </table:table-cell>
          <table:table-cell office:value-type="float" office:value="76005" table:style-name="ce42">
            <text:p>76.005</text:p>
          </table:table-cell>
          <table:table-cell office:value-type="percentage" office:value="1" table:style-name="ce43">
            <text:p>100,0%</text:p>
          </table:table-cell>
          <table:table-cell office:value-type="float" office:value="89266" table:style-name="ce42">
            <text:p>89.266</text:p>
          </table:table-cell>
          <table:table-cell office:value-type="float" office:value="91876" table:style-name="ce42">
            <text:p>91.876</text:p>
          </table:table-cell>
          <table:table-cell office:value-type="percentage" office:value="0.97159214593582655" table:style-name="ce43">
            <text:p>97,2%</text:p>
          </table:table-cell>
          <table:table-cell office:value-type="float" office:value="26882" table:style-name="ce42">
            <text:p>26.882</text:p>
          </table:table-cell>
          <table:table-cell office:value-type="float" office:value="125297" table:style-name="ce42">
            <text:p>125.297</text:p>
          </table:table-cell>
          <table:table-cell office:value-type="percentage" office:value="0.21454623813818369" table:style-name="ce43">
            <text:p>21,5%</text:p>
          </table:table-cell>
          <table:table-cell office:value-type="float" office:value="20252" table:style-name="ce42">
            <text:p>20.252</text:p>
          </table:table-cell>
          <table:table-cell office:value-type="float" office:value="169216" table:style-name="ce42">
            <text:p>169.216</text:p>
          </table:table-cell>
          <table:table-cell office:value-type="percentage" office:value="0.11968135400907716" table:style-name="ce43">
            <text:p>12,0%</text:p>
          </table:table-cell>
          <table:table-cell office:value-type="float" office:value="21879" table:style-name="ce42">
            <text:p>21.879</text:p>
          </table:table-cell>
          <table:table-cell office:value-type="float" office:value="351778" table:style-name="ce42">
            <text:p>351.778</text:p>
          </table:table-cell>
          <table:table-cell office:value-type="percentage" office:value="6.2195475555606096E-2" table:style-name="ce43">
            <text:p>6,2%</text:p>
          </table:table-cell>
          <table:table-cell office:value-type="float" office:value="1075" table:style-name="ce42">
            <text:p>1.075</text:p>
          </table:table-cell>
          <table:table-cell office:value-type="float" office:value="76088" table:style-name="ce42">
            <text:p>76.088</text:p>
          </table:table-cell>
          <table:table-cell office:value-type="percentage" office:value="1.4128377667963411E-2" table:style-name="ce43">
            <text:p>1,4%</text:p>
          </table:table-cell>
          <table:table-cell office:value-type="float" office:value="60" table:style-name="ce42">
            <text:p>60</text:p>
          </table:table-cell>
          <table:table-cell office:value-type="float" office:value="20953" table:style-name="ce42">
            <text:p>20.953</text:p>
          </table:table-cell>
          <table:table-cell office:value-type="percentage" office:value="2.8635517586980386E-3" table:style-name="ce43">
            <text:p>0,3%</text:p>
          </table:table-cell>
          <table:table-cell office:value-type="float" office:value="235689" table:style-name="ce42">
            <text:p>235.689</text:p>
          </table:table-cell>
          <table:table-cell office:value-type="float" office:value="911213" table:style-name="ce42">
            <text:p>911.213</text:p>
          </table:table-cell>
          <table:table-cell office:value-type="percentage" office:value="0.2586541236790959" table:style-name="ce43">
            <text:p>25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Galicia</text:p>
          </table:table-cell>
          <table:table-cell office:value-type="float" office:value="236608" table:style-name="ce42">
            <text:p>236.608</text:p>
          </table:table-cell>
          <table:table-cell office:value-type="float" office:value="234302" table:style-name="ce42">
            <text:p>234.302</text:p>
          </table:table-cell>
          <table:table-cell office:value-type="percentage" office:value="1" table:style-name="ce43">
            <text:p>100,0%</text:p>
          </table:table-cell>
          <table:table-cell office:value-type="float" office:value="276172" table:style-name="ce42">
            <text:p>276.172</text:p>
          </table:table-cell>
          <table:table-cell office:value-type="float" office:value="289762" table:style-name="ce42">
            <text:p>289.762</text:p>
          </table:table-cell>
          <table:table-cell office:value-type="percentage" office:value="0.95309944023025794" table:style-name="ce43">
            <text:p>95,3%</text:p>
          </table:table-cell>
          <table:table-cell office:value-type="float" office:value="27214" table:style-name="ce42">
            <text:p>27.214</text:p>
          </table:table-cell>
          <table:table-cell office:value-type="float" office:value="346927" table:style-name="ce42">
            <text:p>346.927</text:p>
          </table:table-cell>
          <table:table-cell office:value-type="percentage" office:value="7.8443015389404694E-2" table:style-name="ce43">
            <text:p>7,8%</text:p>
          </table:table-cell>
          <table:table-cell office:value-type="float" office:value="30530" table:style-name="ce42">
            <text:p>30.530</text:p>
          </table:table-cell>
          <table:table-cell office:value-type="float" office:value="405889" table:style-name="ce42">
            <text:p>405.889</text:p>
          </table:table-cell>
          <table:table-cell office:value-type="percentage" office:value="7.5217608755102999E-2" table:style-name="ce43">
            <text:p>7,5%</text:p>
          </table:table-cell>
          <table:table-cell office:value-type="float" office:value="45200" table:style-name="ce42">
            <text:p>45.200</text:p>
          </table:table-cell>
          <table:table-cell office:value-type="float" office:value="889004" table:style-name="ce42">
            <text:p>889.004</text:p>
          </table:table-cell>
          <table:table-cell office:value-type="percentage" office:value="5.0843415777656796E-2" table:style-name="ce43">
            <text:p>5,1%</text:p>
          </table:table-cell>
          <table:table-cell office:value-type="float" office:value="1939" table:style-name="ce42">
            <text:p>1.939</text:p>
          </table:table-cell>
          <table:table-cell office:value-type="float" office:value="152745" table:style-name="ce42">
            <text:p>152.745</text:p>
          </table:table-cell>
          <table:table-cell office:value-type="percentage" office:value="1.2694359880847163E-2" table:style-name="ce43">
            <text:p>1,3%</text:p>
          </table:table-cell>
          <table:table-cell office:value-type="float" office:value="37" table:style-name="ce42">
            <text:p>37</text:p>
          </table:table-cell>
          <table:table-cell office:value-type="float" office:value="44014" table:style-name="ce42">
            <text:p>44.014</text:p>
          </table:table-cell>
          <table:table-cell office:value-type="percentage" office:value="8.4064161403189894E-4" table:style-name="ce43">
            <text:p>0,1%</text:p>
          </table:table-cell>
          <table:table-cell office:value-type="float" office:value="617700" table:style-name="ce42">
            <text:p>617.700</text:p>
          </table:table-cell>
          <table:table-cell office:value-type="float" office:value="2362643" table:style-name="ce42">
            <text:p>2.362.643</text:p>
          </table:table-cell>
          <table:table-cell office:value-type="percentage" office:value="0.26144449246035056" table:style-name="ce43">
            <text:p>26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La Rioja</text:p>
          </table:table-cell>
          <table:table-cell office:value-type="float" office:value="22889" table:style-name="ce42">
            <text:p>22.889</text:p>
          </table:table-cell>
          <table:table-cell office:value-type="float" office:value="22207" table:style-name="ce42">
            <text:p>22.207</text:p>
          </table:table-cell>
          <table:table-cell office:value-type="percentage" office:value="1" table:style-name="ce43">
            <text:p>100,0%</text:p>
          </table:table-cell>
          <table:table-cell office:value-type="float" office:value="27636" table:style-name="ce42">
            <text:p>27.636</text:p>
          </table:table-cell>
          <table:table-cell office:value-type="float" office:value="28125" table:style-name="ce42">
            <text:p>28.125</text:p>
          </table:table-cell>
          <table:table-cell office:value-type="percentage" office:value="0.98261333333333334" table:style-name="ce43">
            <text:p>98,3%</text:p>
          </table:table-cell>
          <table:table-cell office:value-type="float" office:value="8901" table:style-name="ce42">
            <text:p>8.901</text:p>
          </table:table-cell>
          <table:table-cell office:value-type="float" office:value="37718" table:style-name="ce42">
            <text:p>37.718</text:p>
          </table:table-cell>
          <table:table-cell office:value-type="percentage" office:value="0.23598812238188663" table:style-name="ce43">
            <text:p>23,6%</text:p>
          </table:table-cell>
          <table:table-cell office:value-type="float" office:value="5172" table:style-name="ce42">
            <text:p>5.172</text:p>
          </table:table-cell>
          <table:table-cell office:value-type="float" office:value="47664" table:style-name="ce42">
            <text:p>47.664</text:p>
          </table:table-cell>
          <table:table-cell office:value-type="percentage" office:value="0.10850956696878147" table:style-name="ce43">
            <text:p>10,9%</text:p>
          </table:table-cell>
          <table:table-cell office:value-type="float" office:value="5269" table:style-name="ce42">
            <text:p>5.269</text:p>
          </table:table-cell>
          <table:table-cell office:value-type="float" office:value="107618" table:style-name="ce42">
            <text:p>107.618</text:p>
          </table:table-cell>
          <table:table-cell office:value-type="percentage" office:value="4.8960211117099368E-2" table:style-name="ce43">
            <text:p>4,9%</text:p>
          </table:table-cell>
          <table:table-cell office:value-type="float" office:value="457" table:style-name="ce42">
            <text:p>457</text:p>
          </table:table-cell>
          <table:table-cell office:value-type="float" office:value="21170" table:style-name="ce42">
            <text:p>21.170</text:p>
          </table:table-cell>
          <table:table-cell office:value-type="percentage" office:value="2.1587151629664621E-2" table:style-name="ce43">
            <text:p>2,2%</text:p>
          </table:table-cell>
          <table:table-cell office:value-type="float" office:value="9" table:style-name="ce42">
            <text:p>9</text:p>
          </table:table-cell>
          <table:table-cell office:value-type="float" office:value="6286" table:style-name="ce42">
            <text:p>6.286</text:p>
          </table:table-cell>
          <table:table-cell office:value-type="percentage" office:value="1.4317531021317213E-3" table:style-name="ce43">
            <text:p>0,1%</text:p>
          </table:table-cell>
          <table:table-cell office:value-type="float" office:value="70333" table:style-name="ce42">
            <text:p>70.333</text:p>
          </table:table-cell>
          <table:table-cell office:value-type="float" office:value="270788" table:style-name="ce42">
            <text:p>270.788</text:p>
          </table:table-cell>
          <table:table-cell office:value-type="percentage" office:value="0.25973455249124777" table:style-name="ce43">
            <text:p>26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adrid</text:p>
          </table:table-cell>
          <table:table-cell office:value-type="float" office:value="360154" table:style-name="ce42">
            <text:p>360.154</text:p>
          </table:table-cell>
          <table:table-cell office:value-type="float" office:value="364122" table:style-name="ce42">
            <text:p>364.122</text:p>
          </table:table-cell>
          <table:table-cell office:value-type="percentage" office:value="0.98910255353974763" table:style-name="ce43">
            <text:p>98,9%</text:p>
          </table:table-cell>
          <table:table-cell office:value-type="float" office:value="459445" table:style-name="ce42">
            <text:p>459.445</text:p>
          </table:table-cell>
          <table:table-cell office:value-type="float" office:value="526081" table:style-name="ce42">
            <text:p>526.081</text:p>
          </table:table-cell>
          <table:table-cell office:value-type="percentage" office:value="0.87333509478578397" table:style-name="ce43">
            <text:p>87,3%</text:p>
          </table:table-cell>
          <table:table-cell office:value-type="float" office:value="99787" table:style-name="ce42">
            <text:p>99.787</text:p>
          </table:table-cell>
          <table:table-cell office:value-type="float" office:value="703323" table:style-name="ce42">
            <text:p>703.323</text:p>
          </table:table-cell>
          <table:table-cell office:value-type="percentage" office:value="0.14187933566796479" table:style-name="ce43">
            <text:p>14,2%</text:p>
          </table:table-cell>
          <table:table-cell office:value-type="float" office:value="100847" table:style-name="ce42">
            <text:p>100.847</text:p>
          </table:table-cell>
          <table:table-cell office:value-type="float" office:value="972783" table:style-name="ce42">
            <text:p>972.783</text:p>
          </table:table-cell>
          <table:table-cell office:value-type="percentage" office:value="0.10366854683932593" table:style-name="ce43">
            <text:p>10,4%</text:p>
          </table:table-cell>
          <table:table-cell office:value-type="float" office:value="128277" table:style-name="ce42">
            <text:p>128.277</text:p>
          </table:table-cell>
          <table:table-cell office:value-type="float" office:value="2513737" table:style-name="ce42">
            <text:p>2.513.737</text:p>
          </table:table-cell>
          <table:table-cell office:value-type="percentage" office:value="5.1030398168145676E-2" table:style-name="ce43">
            <text:p>5,1%</text:p>
          </table:table-cell>
          <table:table-cell office:value-type="float" office:value="16141" table:style-name="ce42">
            <text:p>16.141</text:p>
          </table:table-cell>
          <table:table-cell office:value-type="float" office:value="479716" table:style-name="ce42">
            <text:p>479.716</text:p>
          </table:table-cell>
          <table:table-cell office:value-type="percentage" office:value="3.3646991136422381E-2" table:style-name="ce43">
            <text:p>3,4%</text:p>
          </table:table-cell>
          <table:table-cell office:value-type="float" office:value="277" table:style-name="ce42">
            <text:p>277</text:p>
          </table:table-cell>
          <table:table-cell office:value-type="float" office:value="135861" table:style-name="ce42">
            <text:p>135.861</text:p>
          </table:table-cell>
          <table:table-cell office:value-type="percentage" office:value="2.038848529011269E-3" table:style-name="ce43">
            <text:p>0,2%</text:p>
          </table:table-cell>
          <table:table-cell office:value-type="float" office:value="1164928" table:style-name="ce42">
            <text:p>1.164.928</text:p>
          </table:table-cell>
          <table:table-cell office:value-type="float" office:value="5695623" table:style-name="ce42">
            <text:p>5.695.623</text:p>
          </table:table-cell>
          <table:table-cell office:value-type="percentage" office:value="0.20453039114421723" table:style-name="ce43">
            <text:p>20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urcia</text:p>
          </table:table-cell>
          <table:table-cell office:value-type="float" office:value="71173" table:style-name="ce42">
            <text:p>71.173</text:p>
          </table:table-cell>
          <table:table-cell office:value-type="float" office:value="69771" table:style-name="ce42">
            <text:p>69.771</text:p>
          </table:table-cell>
          <table:table-cell office:value-type="percentage" office:value="1" table:style-name="ce43">
            <text:p>100,0%</text:p>
          </table:table-cell>
          <table:table-cell office:value-type="float" office:value="90497" table:style-name="ce42">
            <text:p>90.497</text:p>
          </table:table-cell>
          <table:table-cell office:value-type="float" office:value="102899" table:style-name="ce42">
            <text:p>102.899</text:p>
          </table:table-cell>
          <table:table-cell office:value-type="percentage" office:value="0.87947404736683543" table:style-name="ce43">
            <text:p>87,9%</text:p>
          </table:table-cell>
          <table:table-cell office:value-type="float" office:value="27962" table:style-name="ce42">
            <text:p>27.962</text:p>
          </table:table-cell>
          <table:table-cell office:value-type="float" office:value="146909" table:style-name="ce42">
            <text:p>146.909</text:p>
          </table:table-cell>
          <table:table-cell office:value-type="percentage" office:value="0.19033551382148131" table:style-name="ce43">
            <text:p>19,0%</text:p>
          </table:table-cell>
          <table:table-cell office:value-type="float" office:value="25355" table:style-name="ce42">
            <text:p>25.355</text:p>
          </table:table-cell>
          <table:table-cell office:value-type="float" office:value="213256" table:style-name="ce42">
            <text:p>213.256</text:p>
          </table:table-cell>
          <table:table-cell office:value-type="percentage" office:value="0.1188946618149079" table:style-name="ce43">
            <text:p>11,9%</text:p>
          </table:table-cell>
          <table:table-cell office:value-type="float" office:value="37503" table:style-name="ce42">
            <text:p>37.503</text:p>
          </table:table-cell>
          <table:table-cell office:value-type="float" office:value="551265" table:style-name="ce42">
            <text:p>551.265</text:p>
          </table:table-cell>
          <table:table-cell office:value-type="percentage" office:value="6.8030801882941958E-2" table:style-name="ce43">
            <text:p>6,8%</text:p>
          </table:table-cell>
          <table:table-cell office:value-type="float" office:value="4235" table:style-name="ce42">
            <text:p>4.235</text:p>
          </table:table-cell>
          <table:table-cell office:value-type="float" office:value="118667" table:style-name="ce42">
            <text:p>118.667</text:p>
          </table:table-cell>
          <table:table-cell office:value-type="percentage" office:value="3.5688101999713485E-2" table:style-name="ce43">
            <text:p>3,6%</text:p>
          </table:table-cell>
          <table:table-cell office:value-type="float" office:value="120" table:style-name="ce42">
            <text:p>120</text:p>
          </table:table-cell>
          <table:table-cell office:value-type="float" office:value="34712" table:style-name="ce42">
            <text:p>34.712</text:p>
          </table:table-cell>
          <table:table-cell office:value-type="percentage" office:value="3.4570177460244295E-3" table:style-name="ce43">
            <text:p>0,3%</text:p>
          </table:table-cell>
          <table:table-cell office:value-type="float" office:value="256845" table:style-name="ce42">
            <text:p>256.845</text:p>
          </table:table-cell>
          <table:table-cell office:value-type="float" office:value="1237479" table:style-name="ce42">
            <text:p>1.237.479</text:p>
          </table:table-cell>
          <table:table-cell office:value-type="percentage" office:value="0.20755503729760263" table:style-name="ce43">
            <text:p>20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Navarra</text:p>
          </table:table-cell>
          <table:table-cell office:value-type="float" office:value="41331" table:style-name="ce42">
            <text:p>41.331</text:p>
          </table:table-cell>
          <table:table-cell office:value-type="float" office:value="41166" table:style-name="ce42">
            <text:p>41.166</text:p>
          </table:table-cell>
          <table:table-cell office:value-type="percentage" office:value="1" table:style-name="ce43">
            <text:p>100,0%</text:p>
          </table:table-cell>
          <table:table-cell office:value-type="float" office:value="53060" table:style-name="ce42">
            <text:p>53.060</text:p>
          </table:table-cell>
          <table:table-cell office:value-type="float" office:value="55792" table:style-name="ce42">
            <text:p>55.792</text:p>
          </table:table-cell>
          <table:table-cell office:value-type="percentage" office:value="0.95103240607972472" table:style-name="ce43">
            <text:p>95,1%</text:p>
          </table:table-cell>
          <table:table-cell office:value-type="float" office:value="12320" table:style-name="ce42">
            <text:p>12.320</text:p>
          </table:table-cell>
          <table:table-cell office:value-type="float" office:value="73844" table:style-name="ce42">
            <text:p>73.844</text:p>
          </table:table-cell>
          <table:table-cell office:value-type="percentage" office:value="0.16683819944748388" table:style-name="ce43">
            <text:p>16,7%</text:p>
          </table:table-cell>
          <table:table-cell office:value-type="float" office:value="13064" table:style-name="ce42">
            <text:p>13.064</text:p>
          </table:table-cell>
          <table:table-cell office:value-type="float" office:value="96694" table:style-name="ce42">
            <text:p>96.694</text:p>
          </table:table-cell>
          <table:table-cell office:value-type="percentage" office:value="0.13510662502326928" table:style-name="ce43">
            <text:p>13,5%</text:p>
          </table:table-cell>
          <table:table-cell office:value-type="float" office:value="13959" table:style-name="ce42">
            <text:p>13.959</text:p>
          </table:table-cell>
          <table:table-cell office:value-type="float" office:value="223028" table:style-name="ce42">
            <text:p>223.028</text:p>
          </table:table-cell>
          <table:table-cell office:value-type="percentage" office:value="6.2588553903545743E-2" table:style-name="ce43">
            <text:p>6,3%</text:p>
          </table:table-cell>
          <table:table-cell office:value-type="float" office:value="1059" table:style-name="ce42">
            <text:p>1.059</text:p>
          </table:table-cell>
          <table:table-cell office:value-type="float" office:value="48505" table:style-name="ce42">
            <text:p>48.505</text:p>
          </table:table-cell>
          <table:table-cell office:value-type="percentage" office:value="2.1832800742191526E-2" table:style-name="ce43">
            <text:p>2,2%</text:p>
          </table:table-cell>
          <table:table-cell office:value-type="float" office:value="8" table:style-name="ce42">
            <text:p>8</text:p>
          </table:table-cell>
          <table:table-cell office:value-type="float" office:value="13906" table:style-name="ce42">
            <text:p>13.906</text:p>
          </table:table-cell>
          <table:table-cell office:value-type="percentage" office:value="5.752912411908529E-4" table:style-name="ce43">
            <text:p>0,1%</text:p>
          </table:table-cell>
          <table:table-cell office:value-type="float" office:value="134801" table:style-name="ce42">
            <text:p>134.801</text:p>
          </table:table-cell>
          <table:table-cell office:value-type="float" office:value="552935" table:style-name="ce42">
            <text:p>552.935</text:p>
          </table:table-cell>
          <table:table-cell office:value-type="percentage" office:value="0.24379176575908559" table:style-name="ce43">
            <text:p>24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País Vasco</text:p>
          </table:table-cell>
          <table:table-cell office:value-type="float" office:value="157735" table:style-name="ce42">
            <text:p>157.735</text:p>
          </table:table-cell>
          <table:table-cell office:value-type="float" office:value="157950" table:style-name="ce42">
            <text:p>157.950</text:p>
          </table:table-cell>
          <table:table-cell office:value-type="percentage" office:value="0.99863880974992081" table:style-name="ce43">
            <text:p>99,9%</text:p>
          </table:table-cell>
          <table:table-cell office:value-type="float" office:value="179087" table:style-name="ce42">
            <text:p>179.087</text:p>
          </table:table-cell>
          <table:table-cell office:value-type="float" office:value="213081" table:style-name="ce42">
            <text:p>213.081</text:p>
          </table:table-cell>
          <table:table-cell office:value-type="percentage" office:value="0.84046442432689916" table:style-name="ce43">
            <text:p>84,0%</text:p>
          </table:table-cell>
          <table:table-cell office:value-type="float" office:value="21274" table:style-name="ce42">
            <text:p>21.274</text:p>
          </table:table-cell>
          <table:table-cell office:value-type="float" office:value="280119" table:style-name="ce42">
            <text:p>280.119</text:p>
          </table:table-cell>
          <table:table-cell office:value-type="percentage" office:value="7.594629425351368E-2" table:style-name="ce43">
            <text:p>7,6%</text:p>
          </table:table-cell>
          <table:table-cell office:value-type="float" office:value="34845" table:style-name="ce42">
            <text:p>34.845</text:p>
          </table:table-cell>
          <table:table-cell office:value-type="float" office:value="339977" table:style-name="ce42">
            <text:p>339.977</text:p>
          </table:table-cell>
          <table:table-cell office:value-type="percentage" office:value="0.10249222741538398" table:style-name="ce43">
            <text:p>10,2%</text:p>
          </table:table-cell>
          <table:table-cell office:value-type="float" office:value="42819" table:style-name="ce42">
            <text:p>42.819</text:p>
          </table:table-cell>
          <table:table-cell office:value-type="float" office:value="724849" table:style-name="ce42">
            <text:p>724.849</text:p>
          </table:table-cell>
          <table:table-cell office:value-type="percentage" office:value="5.9072993133742341E-2" table:style-name="ce43">
            <text:p>5,9%</text:p>
          </table:table-cell>
          <table:table-cell office:value-type="float" office:value="4021" table:style-name="ce42">
            <text:p>4.021</text:p>
          </table:table-cell>
          <table:table-cell office:value-type="float" office:value="140323" table:style-name="ce42">
            <text:p>140.323</text:p>
          </table:table-cell>
          <table:table-cell office:value-type="percentage" office:value="2.8655316662272043E-2" table:style-name="ce43">
            <text:p>2,9%</text:p>
          </table:table-cell>
          <table:table-cell office:value-type="float" office:value="16" table:style-name="ce42">
            <text:p>16</text:p>
          </table:table-cell>
          <table:table-cell office:value-type="float" office:value="41824" table:style-name="ce42">
            <text:p>41.824</text:p>
          </table:table-cell>
          <table:table-cell office:value-type="percentage" office:value="3.8255547054322876E-4" table:style-name="ce43">
            <text:p>0,0%</text:p>
          </table:table-cell>
          <table:table-cell office:value-type="float" office:value="439797" table:style-name="ce42">
            <text:p>439.797</text:p>
          </table:table-cell>
          <table:table-cell office:value-type="float" office:value="1898123" table:style-name="ce42">
            <text:p>1.898.123</text:p>
          </table:table-cell>
          <table:table-cell office:value-type="percentage" office:value="0.23170100146302425" table:style-name="ce43">
            <text:p>23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euta</text:p>
          </table:table-cell>
          <table:table-cell office:value-type="float" office:value="2268" table:style-name="ce42">
            <text:p>2.268</text:p>
          </table:table-cell>
          <table:table-cell office:value-type="float" office:value="2605" table:style-name="ce42">
            <text:p>2.605</text:p>
          </table:table-cell>
          <table:table-cell office:value-type="percentage" office:value="0.87063339731285994" table:style-name="ce43">
            <text:p>87,1%</text:p>
          </table:table-cell>
          <table:table-cell office:value-type="float" office:value="3494" table:style-name="ce42">
            <text:p>3.494</text:p>
          </table:table-cell>
          <table:table-cell office:value-type="float" office:value="4318" table:style-name="ce42">
            <text:p>4.318</text:p>
          </table:table-cell>
          <table:table-cell office:value-type="percentage" office:value="0.80917091245947192" table:style-name="ce43">
            <text:p>80,9%</text:p>
          </table:table-cell>
          <table:table-cell office:value-type="float" office:value="1082" table:style-name="ce42">
            <text:p>1.082</text:p>
          </table:table-cell>
          <table:table-cell office:value-type="float" office:value="7857" table:style-name="ce42">
            <text:p>7.857</text:p>
          </table:table-cell>
          <table:table-cell office:value-type="percentage" office:value="0.13771159475626829" table:style-name="ce43">
            <text:p>13,8%</text:p>
          </table:table-cell>
          <table:table-cell office:value-type="float" office:value="1178" table:style-name="ce42">
            <text:p>1.178</text:p>
          </table:table-cell>
          <table:table-cell office:value-type="float" office:value="11556" table:style-name="ce42">
            <text:p>11.556</text:p>
          </table:table-cell>
          <table:table-cell office:value-type="percentage" office:value="0.10193838698511595" table:style-name="ce43">
            <text:p>10,2%</text:p>
          </table:table-cell>
          <table:table-cell office:value-type="float" office:value="1275" table:style-name="ce42">
            <text:p>1.275</text:p>
          </table:table-cell>
          <table:table-cell office:value-type="float" office:value="30066" table:style-name="ce42">
            <text:p>30.066</text:p>
          </table:table-cell>
          <table:table-cell office:value-type="percentage" office:value="4.24067052484534E-2" table:style-name="ce43">
            <text:p>4,2%</text:p>
          </table:table-cell>
          <table:table-cell office:value-type="float" office:value="124" table:style-name="ce42">
            <text:p>124</text:p>
          </table:table-cell>
          <table:table-cell office:value-type="float" office:value="7581" table:style-name="ce42">
            <text:p>7.581</text:p>
          </table:table-cell>
          <table:table-cell office:value-type="percentage" office:value="1.6356681176625774E-2" table:style-name="ce43">
            <text:p>1,6%</text:p>
          </table:table-cell>
          <table:table-cell office:value-type="float" office:value="6" table:style-name="ce42">
            <text:p>6</text:p>
          </table:table-cell>
          <table:table-cell office:value-type="float" office:value="2175" table:style-name="ce42">
            <text:p>2.175</text:p>
          </table:table-cell>
          <table:table-cell office:value-type="percentage" office:value="2.7586206896551722E-3" table:style-name="ce43">
            <text:p>0,3%</text:p>
          </table:table-cell>
          <table:table-cell office:value-type="float" office:value="9427" table:style-name="ce42">
            <text:p>9.427</text:p>
          </table:table-cell>
          <table:table-cell office:value-type="float" office:value="66158" table:style-name="ce42">
            <text:p>66.158</text:p>
          </table:table-cell>
          <table:table-cell office:value-type="percentage" office:value="0.14249221560506667" table:style-name="ce43">
            <text:p>14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elilla</text:p>
          </table:table-cell>
          <table:table-cell office:value-type="float" office:value="1803" table:style-name="ce42">
            <text:p>1.803</text:p>
          </table:table-cell>
          <table:table-cell office:value-type="float" office:value="2349" table:style-name="ce42">
            <text:p>2.349</text:p>
          </table:table-cell>
          <table:table-cell office:value-type="percentage" office:value="0.76756066411238821" table:style-name="ce43">
            <text:p>76,8%</text:p>
          </table:table-cell>
          <table:table-cell office:value-type="float" office:value="2814" table:style-name="ce42">
            <text:p>2.814</text:p>
          </table:table-cell>
          <table:table-cell office:value-type="float" office:value="3748" table:style-name="ce42">
            <text:p>3.748</text:p>
          </table:table-cell>
          <table:table-cell office:value-type="percentage" office:value="0.75080042689434368" table:style-name="ce43">
            <text:p>75,1%</text:p>
          </table:table-cell>
          <table:table-cell office:value-type="float" office:value="2006" table:style-name="ce42">
            <text:p>2.006</text:p>
          </table:table-cell>
          <table:table-cell office:value-type="float" office:value="7827" table:style-name="ce42">
            <text:p>7.827</text:p>
          </table:table-cell>
          <table:table-cell office:value-type="percentage" office:value="0.25629232145138625" table:style-name="ce43">
            <text:p>25,6%</text:p>
          </table:table-cell>
          <table:table-cell office:value-type="float" office:value="1506" table:style-name="ce42">
            <text:p>1.506</text:p>
          </table:table-cell>
          <table:table-cell office:value-type="float" office:value="11299" table:style-name="ce42">
            <text:p>11.299</text:p>
          </table:table-cell>
          <table:table-cell office:value-type="percentage" office:value="0.13328613151606336" table:style-name="ce43">
            <text:p>13,3%</text:p>
          </table:table-cell>
          <table:table-cell office:value-type="float" office:value="2479" table:style-name="ce42">
            <text:p>2.479</text:p>
          </table:table-cell>
          <table:table-cell office:value-type="float" office:value="30095" table:style-name="ce42">
            <text:p>30.095</text:p>
          </table:table-cell>
          <table:table-cell office:value-type="percentage" office:value="8.2372487124106997E-2" table:style-name="ce43">
            <text:p>8,2%</text:p>
          </table:table-cell>
          <table:table-cell office:value-type="float" office:value="119" table:style-name="ce42">
            <text:p>119</text:p>
          </table:table-cell>
          <table:table-cell office:value-type="float" office:value="8536" table:style-name="ce42">
            <text:p>8.536</text:p>
          </table:table-cell>
          <table:table-cell office:value-type="percentage" office:value="1.3940955951265229E-2" table:style-name="ce43">
            <text:p>1,4%</text:p>
          </table:table-cell>
          <table:table-cell office:value-type="float" office:value="6" table:style-name="ce42">
            <text:p>6</text:p>
          </table:table-cell>
          <table:table-cell office:value-type="float" office:value="2324" table:style-name="ce42">
            <text:p>2.324</text:p>
          </table:table-cell>
          <table:table-cell office:value-type="percentage" office:value="2.5817555938037868E-3" table:style-name="ce43">
            <text:p>0,3%</text:p>
          </table:table-cell>
          <table:table-cell office:value-type="float" office:value="10733" table:style-name="ce42">
            <text:p>10.733</text:p>
          </table:table-cell>
          <table:table-cell office:value-type="float" office:value="66178" table:style-name="ce42">
            <text:p>66.178</text:p>
          </table:table-cell>
          <table:table-cell office:value-type="percentage" office:value="0.16218380730756446" table:style-name="ce43">
            <text:p>16,2%</text:p>
          </table:table-cell>
          <table:table-cell table:number-columns-repeated="16359"/>
        </table:table-row>
        <table:table-row table:style-name="ro4">
          <table:table-cell office:value-type="string" table:style-name="ce44">
            <text:p>Fuerzas Armadas</text:p>
          </table:table-cell>
          <table:table-cell office:value-type="float" office:value="4" table:style-name="ce45">
            <text:p>4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4" table:style-name="ce45">
            <text:p>4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29" table:style-name="ce45">
            <text:p>629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725" table:style-name="ce45">
            <text:p>1.725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8053" table:style-name="ce45">
            <text:p>8.053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31" table:style-name="ce45">
            <text:p>631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1046" table:style-name="ce45">
            <text:p>11.046</text:p>
          </table:table-cell>
          <table:table-cell office:value-type="string" table:style-name="ce45">
            <text:p>-</text:p>
          </table:table-cell>
          <table:table-cell office:value-type="string" table:style-name="ce43">
            <text:p>-</text:p>
          </table:table-cell>
          <table:table-cell table:number-columns-repeated="16359" table:style-name="ce47"/>
        </table:table-row>
        <table:table-row table:style-name="ro9">
          <table:table-cell office:value-type="string" table:style-name="ce48">
            <text:p>Total España</text:p>
          </table:table-cell>
          <table:table-cell office:value-type="float" office:value="2835268" table:style-name="ce49">
            <text:p>2.835.268</text:p>
          </table:table-cell>
          <table:table-cell office:value-type="float" office:value="2834024" table:style-name="ce49">
            <text:p>2.834.024</text:p>
          </table:table-cell>
          <table:table-cell office:value-type="percentage" office:value="1" table:style-name="ce50">
            <text:p>100,0%</text:p>
          </table:table-cell>
          <table:table-cell office:value-type="float" office:value="3503085" table:style-name="ce49">
            <text:p>3.503.085</text:p>
          </table:table-cell>
          <table:table-cell office:value-type="float" office:value="3960045" table:style-name="ce49">
            <text:p>3.960.045</text:p>
          </table:table-cell>
          <table:table-cell office:value-type="percentage" office:value="0.88460737188592553" table:style-name="ce50">
            <text:p>88,5%</text:p>
          </table:table-cell>
          <table:table-cell office:value-type="float" office:value="735740" table:style-name="ce49">
            <text:p>735.740</text:p>
          </table:table-cell>
          <table:table-cell office:value-type="float" office:value="5336986" table:style-name="ce49">
            <text:p>5.336.986</text:p>
          </table:table-cell>
          <table:table-cell office:value-type="percentage" office:value="0.13785683529992396" table:style-name="ce50">
            <text:p>13,8%</text:p>
          </table:table-cell>
          <table:table-cell office:value-type="float" office:value="688054" table:style-name="ce49">
            <text:p>688.054</text:p>
          </table:table-cell>
          <table:table-cell office:value-type="float" office:value="7033306" table:style-name="ce49">
            <text:p>7.033.306</text:p>
          </table:table-cell>
          <table:table-cell office:value-type="percentage" office:value="9.7827963122889855E-2" table:style-name="ce50">
            <text:p>9,8%</text:p>
          </table:table-cell>
          <table:table-cell office:value-type="float" office:value="947114" table:style-name="ce49">
            <text:p>947.114</text:p>
          </table:table-cell>
          <table:table-cell office:value-type="float" office:value="16706113" table:style-name="ce49">
            <text:p>16.706.113</text:p>
          </table:table-cell>
          <table:table-cell office:value-type="percentage" office:value="5.669266094393112E-2" table:style-name="ce50">
            <text:p>5,7%</text:p>
          </table:table-cell>
          <table:table-cell office:value-type="float" office:value="93277" table:style-name="ce49">
            <text:p>93.277</text:p>
          </table:table-cell>
          <table:table-cell office:value-type="float" office:value="3310299" table:style-name="ce49">
            <text:p>3.310.299</text:p>
          </table:table-cell>
          <table:table-cell office:value-type="percentage" office:value="2.817781716998978E-2" table:style-name="ce50">
            <text:p>2,8%</text:p>
          </table:table-cell>
          <table:table-cell office:value-type="float" office:value="1825" table:style-name="ce49">
            <text:p>1.825</text:p>
          </table:table-cell>
          <table:table-cell office:value-type="float" office:value="949049" table:style-name="ce49">
            <text:p>949.049</text:p>
          </table:table-cell>
          <table:table-cell office:value-type="percentage" office:value="1.9229776333993293E-3" table:style-name="ce50">
            <text:p>0,2%</text:p>
          </table:table-cell>
          <table:table-cell office:value-type="float" office:value="8804363" table:style-name="ce49">
            <text:p>8.804.363</text:p>
          </table:table-cell>
          <table:table-cell office:value-type="float" office:value="40129822" table:style-name="ce49">
            <text:p>40.129.822</text:p>
          </table:table-cell>
          <table:table-cell office:value-type="percentage" office:value="0.21939701103084883" table:style-name="ce50">
            <text:p>21,9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style-name="ce47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5-28T14:18:29Z</meta:creation-date>
    <dc:date>2021-05-28T14:18:43Z</dc:date>
  </office:meta>
</office:document-meta>
</file>